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5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7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9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30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31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2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3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>
      <style:text-properties fo:color="#000000"/>
    </style:style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1"/>
        <table:table-column table:style-name="co2" table:number-columns-repeated="10" table:default-cell-style-name="ce11"/>
        <table:table-column table:style-name="co3" table:number-columns-repeated="11" table:default-cell-style-name="ce11"/>
        <table:table-column table:style-name="co4" table:number-columns-repeated="16362" table:default-cell-style-name="ce11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3">
            <text:p>Nº Personas con dosis adicional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9434970" table:style-name="ce6">
            <text:p>9.434.970</text:p>
          </table:table-cell>
          <table:table-cell office:value-type="float" office:value="2019500" table:style-name="ce6">
            <text:p>2.019.500</text:p>
          </table:table-cell>
          <table:table-cell office:value-type="float" office:value="1528900" table:style-name="ce6">
            <text:p>1.528.900</text:p>
          </table:table-cell>
          <table:table-cell office:value-type="float" office:value="333500" table:style-name="ce7">
            <text:p>333.500</text:p>
          </table:table-cell>
          <table:table-cell office:value-type="float" office:value="13316870" table:style-name="ce8">
            <text:p>13.316.870</text:p>
          </table:table-cell>
          <table:table-cell office:value-type="float" office:value="12777502" table:style-name="ce8">
            <text:p>12.777.502</text:p>
          </table:table-cell>
          <table:table-cell office:value-type="percentage" office:value="0.95949738940156359" table:style-name="ce9">
            <text:p>95,9%</text:p>
          </table:table-cell>
          <table:table-cell office:value-type="float" office:value="6805551" table:style-name="ce7">
            <text:p>6.805.551</text:p>
          </table:table-cell>
          <table:table-cell office:value-type="float" office:value="6644496" table:style-name="ce7">
            <text:p>6.644.496</text:p>
          </table:table-cell>
          <table:table-cell office:value-type="float" office:value="45335" table:style-name="ce7">
            <text:p>45.335</text:p>
          </table:table-cell>
          <table:table-cell office:value-type="date" office:date-value="2021-10-10T00:00:00" table:style-name="ce10">
            <text:p>10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1531845" table:style-name="ce6">
            <text:p>1.531.845</text:p>
          </table:table-cell>
          <table:table-cell office:value-type="float" office:value="275200" table:style-name="ce6">
            <text:p>275.200</text:p>
          </table:table-cell>
          <table:table-cell office:value-type="float" office:value="265100" table:style-name="ce6">
            <text:p>265.100</text:p>
          </table:table-cell>
          <table:table-cell office:value-type="float" office:value="64700" table:style-name="ce12">
            <text:p>64.700</text:p>
          </table:table-cell>
          <table:table-cell office:value-type="float" office:value="2136845" table:style-name="ce13">
            <text:p>2.136.845</text:p>
          </table:table-cell>
          <table:table-cell office:value-type="float" office:value="1992241" table:style-name="ce13">
            <text:p>1.992.241</text:p>
          </table:table-cell>
          <table:table-cell office:value-type="percentage" office:value="0.93232826901342869" table:style-name="ce14">
            <text:p>93,2%</text:p>
          </table:table-cell>
          <table:table-cell office:value-type="float" office:value="1062504" table:style-name="ce12">
            <text:p>1.062.504</text:p>
          </table:table-cell>
          <table:table-cell office:value-type="float" office:value="1040737" table:style-name="ce12">
            <text:p>1.040.737</text:p>
          </table:table-cell>
          <table:table-cell office:value-type="float" office:value="15267" table:style-name="ce12">
            <text:p>15.267</text:p>
          </table:table-cell>
          <table:table-cell office:value-type="date" office:date-value="2021-10-10T00:00:00" table:style-name="ce15">
            <text:p>10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1224725" table:style-name="ce6">
            <text:p>1.224.725</text:p>
          </table:table-cell>
          <table:table-cell office:value-type="float" office:value="162000" table:style-name="ce6">
            <text:p>162.000</text:p>
          </table:table-cell>
          <table:table-cell office:value-type="float" office:value="220900" table:style-name="ce6">
            <text:p>220.900</text:p>
          </table:table-cell>
          <table:table-cell office:value-type="float" office:value="43000" table:style-name="ce12">
            <text:p>43.000</text:p>
          </table:table-cell>
          <table:table-cell office:value-type="float" office:value="1650625" table:style-name="ce13">
            <text:p>1.650.625</text:p>
          </table:table-cell>
          <table:table-cell office:value-type="float" office:value="1668057" table:style-name="ce13">
            <text:p>1.668.057</text:p>
          </table:table-cell>
          <table:table-cell office:value-type="percentage" office:value="1.0105608481635744" table:style-name="ce14">
            <text:p>101,1%</text:p>
          </table:table-cell>
          <table:table-cell office:value-type="float" office:value="872556" table:style-name="ce12">
            <text:p>872.556</text:p>
          </table:table-cell>
          <table:table-cell office:value-type="float" office:value="862225" table:style-name="ce12">
            <text:p>862.225</text:p>
          </table:table-cell>
          <table:table-cell office:value-type="float" office:value="7221" table:style-name="ce12">
            <text:p>7.221</text:p>
          </table:table-cell>
          <table:table-cell office:value-type="date" office:date-value="2021-10-08T00:00:00" table:style-name="ce15">
            <text:p>08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1272150" table:style-name="ce6">
            <text:p>1.272.150</text:p>
          </table:table-cell>
          <table:table-cell office:value-type="float" office:value="305100" table:style-name="ce6">
            <text:p>305.100</text:p>
          </table:table-cell>
          <table:table-cell office:value-type="float" office:value="256400" table:style-name="ce6">
            <text:p>256.400</text:p>
          </table:table-cell>
          <table:table-cell office:value-type="float" office:value="57600" table:style-name="ce12">
            <text:p>57.600</text:p>
          </table:table-cell>
          <table:table-cell office:value-type="float" office:value="1891250" table:style-name="ce13">
            <text:p>1.891.250</text:p>
          </table:table-cell>
          <table:table-cell office:value-type="float" office:value="1588647" table:style-name="ce13">
            <text:p>1.588.647</text:p>
          </table:table-cell>
          <table:table-cell office:value-type="percentage" office:value="0.83999841374752149" table:style-name="ce14">
            <text:p>84,0%</text:p>
          </table:table-cell>
          <table:table-cell office:value-type="float" office:value="850545" table:style-name="ce12">
            <text:p>850.545</text:p>
          </table:table-cell>
          <table:table-cell office:value-type="float" office:value="831763" table:style-name="ce12">
            <text:p>831.763</text:p>
          </table:table-cell>
          <table:table-cell office:value-type="float" office:value="0" table:style-name="ce12">
            <text:p>0</text:p>
          </table:table-cell>
          <table:table-cell office:value-type="date" office:date-value="2021-10-10T00:00:00" table:style-name="ce15">
            <text:p>10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2358690" table:style-name="ce6">
            <text:p>2.358.690</text:p>
          </table:table-cell>
          <table:table-cell office:value-type="float" office:value="574700" table:style-name="ce6">
            <text:p>574.700</text:p>
          </table:table-cell>
          <table:table-cell office:value-type="float" office:value="455800" table:style-name="ce6">
            <text:p>455.800</text:p>
          </table:table-cell>
          <table:table-cell office:value-type="float" office:value="133650" table:style-name="ce12">
            <text:p>133.650</text:p>
          </table:table-cell>
          <table:table-cell office:value-type="float" office:value="3522840" table:style-name="ce13">
            <text:p>3.522.840</text:p>
          </table:table-cell>
          <table:table-cell office:value-type="float" office:value="3127927" table:style-name="ce13">
            <text:p>3.127.927</text:p>
          </table:table-cell>
          <table:table-cell office:value-type="percentage" office:value="0.88789925174007334" table:style-name="ce14">
            <text:p>88,8%</text:p>
          </table:table-cell>
          <table:table-cell office:value-type="float" office:value="1666350" table:style-name="ce12">
            <text:p>1.666.350</text:p>
          </table:table-cell>
          <table:table-cell office:value-type="float" office:value="1621153" table:style-name="ce12">
            <text:p>1.621.153</text:p>
          </table:table-cell>
          <table:table-cell office:value-type="float" office:value="10107" table:style-name="ce12">
            <text:p>10.107</text:p>
          </table:table-cell>
          <table:table-cell office:value-type="date" office:date-value="2021-10-10T00:00:00" table:style-name="ce15">
            <text:p>10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727305" table:style-name="ce6">
            <text:p>727.305</text:p>
          </table:table-cell>
          <table:table-cell office:value-type="float" office:value="114900" table:style-name="ce6">
            <text:p>114.900</text:p>
          </table:table-cell>
          <table:table-cell office:value-type="float" office:value="125200" table:style-name="ce6">
            <text:p>125.200</text:p>
          </table:table-cell>
          <table:table-cell office:value-type="float" office:value="22200" table:style-name="ce12">
            <text:p>22.200</text:p>
          </table:table-cell>
          <table:table-cell office:value-type="float" office:value="989605" table:style-name="ce13">
            <text:p>989.605</text:p>
          </table:table-cell>
          <table:table-cell office:value-type="float" office:value="915636" table:style-name="ce13">
            <text:p>915.636</text:p>
          </table:table-cell>
          <table:table-cell office:value-type="percentage" office:value="0.92525401549102926" table:style-name="ce14">
            <text:p>92,5%</text:p>
          </table:table-cell>
          <table:table-cell office:value-type="float" office:value="480543" table:style-name="ce12">
            <text:p>480.543</text:p>
          </table:table-cell>
          <table:table-cell office:value-type="float" office:value="473152" table:style-name="ce12">
            <text:p>473.152</text:p>
          </table:table-cell>
          <table:table-cell office:value-type="float" office:value="5874" table:style-name="ce12">
            <text:p>5.874</text:p>
          </table:table-cell>
          <table:table-cell office:value-type="date" office:date-value="2021-10-10T00:00:00" table:style-name="ce15">
            <text:p>10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2916525" table:style-name="ce6">
            <text:p>2.916.525</text:p>
          </table:table-cell>
          <table:table-cell office:value-type="float" office:value="412400" table:style-name="ce6">
            <text:p>412.400</text:p>
          </table:table-cell>
          <table:table-cell office:value-type="float" office:value="481200" table:style-name="ce6">
            <text:p>481.200</text:p>
          </table:table-cell>
          <table:table-cell office:value-type="float" office:value="102200" table:style-name="ce12">
            <text:p>102.200</text:p>
          </table:table-cell>
          <table:table-cell office:value-type="float" office:value="3912325" table:style-name="ce13">
            <text:p>3.912.325</text:p>
          </table:table-cell>
          <table:table-cell office:value-type="float" office:value="3783498" table:style-name="ce13">
            <text:p>3.783.498</text:p>
          </table:table-cell>
          <table:table-cell office:value-type="percentage" office:value="0.96707149840567952" table:style-name="ce14">
            <text:p>96,7%</text:p>
          </table:table-cell>
          <table:table-cell office:value-type="float" office:value="1995057" table:style-name="ce12">
            <text:p>1.995.057</text:p>
          </table:table-cell>
          <table:table-cell office:value-type="float" office:value="1951872" table:style-name="ce12">
            <text:p>1.951.872</text:p>
          </table:table-cell>
          <table:table-cell office:value-type="float" office:value="62850" table:style-name="ce12">
            <text:p>62.850</text:p>
          </table:table-cell>
          <table:table-cell office:value-type="date" office:date-value="2021-10-09T00:00:00" table:style-name="ce15">
            <text:p>09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astilla La Mancha</text:p>
          </table:table-cell>
          <table:table-cell office:value-type="float" office:value="2330505" table:style-name="ce6">
            <text:p>2.330.505</text:p>
          </table:table-cell>
          <table:table-cell office:value-type="float" office:value="446800" table:style-name="ce6">
            <text:p>446.800</text:p>
          </table:table-cell>
          <table:table-cell office:value-type="float" office:value="394900" table:style-name="ce6">
            <text:p>394.900</text:p>
          </table:table-cell>
          <table:table-cell office:value-type="float" office:value="95075" table:style-name="ce12">
            <text:p>95.075</text:p>
          </table:table-cell>
          <table:table-cell office:value-type="float" office:value="3267280" table:style-name="ce13">
            <text:p>3.267.280</text:p>
          </table:table-cell>
          <table:table-cell office:value-type="float" office:value="3009180" table:style-name="ce13">
            <text:p>3.009.180</text:p>
          </table:table-cell>
          <table:table-cell office:value-type="percentage" office:value="0.92100462770255376" table:style-name="ce14">
            <text:p>92,1%</text:p>
          </table:table-cell>
          <table:table-cell office:value-type="float" office:value="1612041" table:style-name="ce12">
            <text:p>1.612.041</text:p>
          </table:table-cell>
          <table:table-cell office:value-type="float" office:value="1547454" table:style-name="ce12">
            <text:p>1.547.454</text:p>
          </table:table-cell>
          <table:table-cell office:value-type="float" office:value="16976" table:style-name="ce12">
            <text:p>16.976</text:p>
          </table:table-cell>
          <table:table-cell office:value-type="date" office:date-value="2021-10-10T00:00:00" table:style-name="ce15">
            <text:p>10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8368460" table:style-name="ce6">
            <text:p>8.368.460</text:p>
          </table:table-cell>
          <table:table-cell office:value-type="float" office:value="1604900" table:style-name="ce6">
            <text:p>1.604.900</text:p>
          </table:table-cell>
          <table:table-cell office:value-type="float" office:value="1514300" table:style-name="ce6">
            <text:p>1.514.300</text:p>
          </table:table-cell>
          <table:table-cell office:value-type="float" office:value="375750" table:style-name="ce12">
            <text:p>375.750</text:p>
          </table:table-cell>
          <table:table-cell office:value-type="float" office:value="11863410" table:style-name="ce13">
            <text:p>11.863.410</text:p>
          </table:table-cell>
          <table:table-cell office:value-type="float" office:value="11052966" table:style-name="ce13">
            <text:p>11.052.966</text:p>
          </table:table-cell>
          <table:table-cell office:value-type="percentage" office:value="0.93168540916987608" table:style-name="ce14">
            <text:p>93,2%</text:p>
          </table:table-cell>
          <table:table-cell office:value-type="float" office:value="5925400" table:style-name="ce12">
            <text:p>5.925.400</text:p>
          </table:table-cell>
          <table:table-cell office:value-type="float" office:value="5772947" table:style-name="ce12">
            <text:p>5.772.947</text:p>
          </table:table-cell>
          <table:table-cell office:value-type="float" office:value="55468" table:style-name="ce12">
            <text:p>55.468</text:p>
          </table:table-cell>
          <table:table-cell office:value-type="date" office:date-value="2021-10-10T00:00:00" table:style-name="ce15">
            <text:p>10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5797540" table:style-name="ce6">
            <text:p>5.797.540</text:p>
          </table:table-cell>
          <table:table-cell office:value-type="float" office:value="1213650" table:style-name="ce6">
            <text:p>1.213.650</text:p>
          </table:table-cell>
          <table:table-cell office:value-type="float" office:value="863900" table:style-name="ce6">
            <text:p>863.900</text:p>
          </table:table-cell>
          <table:table-cell office:value-type="float" office:value="213450" table:style-name="ce12">
            <text:p>213.450</text:p>
          </table:table-cell>
          <table:table-cell office:value-type="float" office:value="8088540" table:style-name="ce13">
            <text:p>8.088.540</text:p>
          </table:table-cell>
          <table:table-cell office:value-type="float" office:value="7612527" table:style-name="ce13">
            <text:p>7.612.527</text:p>
          </table:table-cell>
          <table:table-cell office:value-type="percentage" office:value="0.94114970068763959" table:style-name="ce14">
            <text:p>94,1%</text:p>
          </table:table-cell>
          <table:table-cell office:value-type="float" office:value="4057045" table:style-name="ce12">
            <text:p>4.057.045</text:p>
          </table:table-cell>
          <table:table-cell office:value-type="float" office:value="3979900" table:style-name="ce12">
            <text:p>3.979.900</text:p>
          </table:table-cell>
          <table:table-cell office:value-type="float" office:value="30403" table:style-name="ce12">
            <text:p>30.403</text:p>
          </table:table-cell>
          <table:table-cell office:value-type="date" office:date-value="2021-10-09T00:00:00" table:style-name="ce15">
            <text:p>09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1226825" table:style-name="ce6">
            <text:p>1.226.825</text:p>
          </table:table-cell>
          <table:table-cell office:value-type="float" office:value="218200" table:style-name="ce6">
            <text:p>218.200</text:p>
          </table:table-cell>
          <table:table-cell office:value-type="float" office:value="186000" table:style-name="ce6">
            <text:p>186.000</text:p>
          </table:table-cell>
          <table:table-cell office:value-type="float" office:value="51750" table:style-name="ce12">
            <text:p>51.750</text:p>
          </table:table-cell>
          <table:table-cell office:value-type="float" office:value="1682775" table:style-name="ce13">
            <text:p>1.682.775</text:p>
          </table:table-cell>
          <table:table-cell office:value-type="float" office:value="1699453" table:style-name="ce13">
            <text:p>1.699.453</text:p>
          </table:table-cell>
          <table:table-cell office:value-type="percentage" office:value="1.0099110100875042" table:style-name="ce14">
            <text:p>101,0%</text:p>
          </table:table-cell>
          <table:table-cell office:value-type="float" office:value="894915" table:style-name="ce12">
            <text:p>894.915</text:p>
          </table:table-cell>
          <table:table-cell office:value-type="float" office:value="879005" table:style-name="ce12">
            <text:p>879.005</text:p>
          </table:table-cell>
          <table:table-cell office:value-type="float" office:value="14745" table:style-name="ce12">
            <text:p>14.745</text:p>
          </table:table-cell>
          <table:table-cell office:value-type="date" office:date-value="2021-10-10T00:00:00" table:style-name="ce15">
            <text:p>10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3155029" table:style-name="ce6">
            <text:p>3.155.029</text:p>
          </table:table-cell>
          <table:table-cell office:value-type="float" office:value="507400" table:style-name="ce6">
            <text:p>507.400</text:p>
          </table:table-cell>
          <table:table-cell office:value-type="float" office:value="573400" table:style-name="ce6">
            <text:p>573.400</text:p>
          </table:table-cell>
          <table:table-cell office:value-type="float" office:value="122700" table:style-name="ce12">
            <text:p>122.700</text:p>
          </table:table-cell>
          <table:table-cell office:value-type="float" office:value="4358529" table:style-name="ce13">
            <text:p>4.358.529</text:p>
          </table:table-cell>
          <table:table-cell office:value-type="float" office:value="4394101" table:style-name="ce13">
            <text:p>4.394.101</text:p>
          </table:table-cell>
          <table:table-cell office:value-type="percentage" office:value="1.0081614691562222" table:style-name="ce14">
            <text:p>100,8%</text:p>
          </table:table-cell>
          <table:table-cell office:value-type="float" office:value="2304210" table:style-name="ce12">
            <text:p>2.304.210</text:p>
          </table:table-cell>
          <table:table-cell office:value-type="float" office:value="2276161" table:style-name="ce12">
            <text:p>2.276.161</text:p>
          </table:table-cell>
          <table:table-cell office:value-type="float" office:value="23335" table:style-name="ce12">
            <text:p>23.335</text:p>
          </table:table-cell>
          <table:table-cell office:value-type="date" office:date-value="2021-10-09T00:00:00" table:style-name="ce15">
            <text:p>09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374465" table:style-name="ce6">
            <text:p>374.465</text:p>
          </table:table-cell>
          <table:table-cell office:value-type="float" office:value="67600" table:style-name="ce6">
            <text:p>67.600</text:p>
          </table:table-cell>
          <table:table-cell office:value-type="float" office:value="53300" table:style-name="ce6">
            <text:p>53.300</text:p>
          </table:table-cell>
          <table:table-cell office:value-type="float" office:value="15200" table:style-name="ce12">
            <text:p>15.200</text:p>
          </table:table-cell>
          <table:table-cell office:value-type="float" office:value="510565" table:style-name="ce13">
            <text:p>510.565</text:p>
          </table:table-cell>
          <table:table-cell office:value-type="float" office:value="476984" table:style-name="ce13">
            <text:p>476.984</text:p>
          </table:table-cell>
          <table:table-cell office:value-type="percentage" office:value="0.93422776727742796" table:style-name="ce14">
            <text:p>93,4%</text:p>
          </table:table-cell>
          <table:table-cell office:value-type="float" office:value="258126" table:style-name="ce12">
            <text:p>258.126</text:p>
          </table:table-cell>
          <table:table-cell office:value-type="float" office:value="252545" table:style-name="ce12">
            <text:p>252.545</text:p>
          </table:table-cell>
          <table:table-cell office:value-type="float" office:value="1603" table:style-name="ce12">
            <text:p>1.603</text:p>
          </table:table-cell>
          <table:table-cell office:value-type="date" office:date-value="2021-10-08T00:00:00" table:style-name="ce15">
            <text:p>08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7637679" table:style-name="ce6">
            <text:p>7.637.679</text:p>
          </table:table-cell>
          <table:table-cell office:value-type="float" office:value="1645800" table:style-name="ce6">
            <text:p>1.645.800</text:p>
          </table:table-cell>
          <table:table-cell office:value-type="float" office:value="1220900" table:style-name="ce6">
            <text:p>1.220.900</text:p>
          </table:table-cell>
          <table:table-cell office:value-type="float" office:value="321450" table:style-name="ce12">
            <text:p>321.450</text:p>
          </table:table-cell>
          <table:table-cell office:value-type="float" office:value="10825829" table:style-name="ce13">
            <text:p>10.825.829</text:p>
          </table:table-cell>
          <table:table-cell office:value-type="float" office:value="9794839" table:style-name="ce13">
            <text:p>9.794.839</text:p>
          </table:table-cell>
          <table:table-cell office:value-type="percentage" office:value="0.90476572279129852" table:style-name="ce14">
            <text:p>90,5%</text:p>
          </table:table-cell>
          <table:table-cell office:value-type="float" office:value="5304386" table:style-name="ce12">
            <text:p>5.304.386</text:p>
          </table:table-cell>
          <table:table-cell office:value-type="float" office:value="5170450" table:style-name="ce12">
            <text:p>5.170.450</text:p>
          </table:table-cell>
          <table:table-cell office:value-type="float" office:value="36688" table:style-name="ce12">
            <text:p>36.688</text:p>
          </table:table-cell>
          <table:table-cell office:value-type="date" office:date-value="2021-10-10T00:00:00" table:style-name="ce15">
            <text:p>10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1687865" table:style-name="ce6">
            <text:p>1.687.865</text:p>
          </table:table-cell>
          <table:table-cell office:value-type="float" office:value="398000" table:style-name="ce6">
            <text:p>398.000</text:p>
          </table:table-cell>
          <table:table-cell office:value-type="float" office:value="253010" table:style-name="ce6">
            <text:p>253.010</text:p>
          </table:table-cell>
          <table:table-cell office:value-type="float" office:value="68300" table:style-name="ce12">
            <text:p>68.300</text:p>
          </table:table-cell>
          <table:table-cell office:value-type="float" office:value="2407175" table:style-name="ce13">
            <text:p>2.407.175</text:p>
          </table:table-cell>
          <table:table-cell office:value-type="float" office:value="2209500" table:style-name="ce13">
            <text:p>2.209.500</text:p>
          </table:table-cell>
          <table:table-cell office:value-type="percentage" office:value="0.91788091850405562" table:style-name="ce14">
            <text:p>91,8%</text:p>
          </table:table-cell>
          <table:table-cell office:value-type="float" office:value="1183762" table:style-name="ce12">
            <text:p>1.183.762</text:p>
          </table:table-cell>
          <table:table-cell office:value-type="float" office:value="1146948" table:style-name="ce12">
            <text:p>1.146.948</text:p>
          </table:table-cell>
          <table:table-cell office:value-type="float" office:value="3457" table:style-name="ce12">
            <text:p>3.457</text:p>
          </table:table-cell>
          <table:table-cell office:value-type="date" office:date-value="2021-10-08T00:00:00" table:style-name="ce15">
            <text:p>08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734325" table:style-name="ce6">
            <text:p>734.325</text:p>
          </table:table-cell>
          <table:table-cell office:value-type="float" office:value="151500" table:style-name="ce6">
            <text:p>151.500</text:p>
          </table:table-cell>
          <table:table-cell office:value-type="float" office:value="136600" table:style-name="ce6">
            <text:p>136.600</text:p>
          </table:table-cell>
          <table:table-cell office:value-type="float" office:value="23750" table:style-name="ce12">
            <text:p>23.750</text:p>
          </table:table-cell>
          <table:table-cell office:value-type="float" office:value="1046175" table:style-name="ce13">
            <text:p>1.046.175</text:p>
          </table:table-cell>
          <table:table-cell office:value-type="float" office:value="975658" table:style-name="ce13">
            <text:p>975.658</text:p>
          </table:table-cell>
          <table:table-cell office:value-type="percentage" office:value="0.93259540707816568" table:style-name="ce14">
            <text:p>93,3%</text:p>
          </table:table-cell>
          <table:table-cell office:value-type="float" office:value="524978" table:style-name="ce12">
            <text:p>524.978</text:p>
          </table:table-cell>
          <table:table-cell office:value-type="float" office:value="515509" table:style-name="ce12">
            <text:p>515.509</text:p>
          </table:table-cell>
          <table:table-cell office:value-type="float" office:value="3008" table:style-name="ce12">
            <text:p>3.008</text:p>
          </table:table-cell>
          <table:table-cell office:value-type="date" office:date-value="2021-10-10T00:00:00" table:style-name="ce15">
            <text:p>10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2597220" table:style-name="ce6">
            <text:p>2.597.220</text:p>
          </table:table-cell>
          <table:table-cell office:value-type="float" office:value="526100" table:style-name="ce6">
            <text:p>526.100</text:p>
          </table:table-cell>
          <table:table-cell office:value-type="float" office:value="444200" table:style-name="ce6">
            <text:p>444.200</text:p>
          </table:table-cell>
          <table:table-cell office:value-type="float" office:value="101300" table:style-name="ce12">
            <text:p>101.300</text:p>
          </table:table-cell>
          <table:table-cell office:value-type="float" office:value="3668820" table:style-name="ce13">
            <text:p>3.668.820</text:p>
          </table:table-cell>
          <table:table-cell office:value-type="float" office:value="3350920" table:style-name="ce13">
            <text:p>3.350.920</text:p>
          </table:table-cell>
          <table:table-cell office:value-type="percentage" office:value="0.91335088666110631" table:style-name="ce14">
            <text:p>91,3%</text:p>
          </table:table-cell>
          <table:table-cell office:value-type="float" office:value="1802396" table:style-name="ce12">
            <text:p>1.802.396</text:p>
          </table:table-cell>
          <table:table-cell office:value-type="float" office:value="1767597" table:style-name="ce12">
            <text:p>1.767.597</text:p>
          </table:table-cell>
          <table:table-cell office:value-type="float" office:value="12190" table:style-name="ce12">
            <text:p>12.190</text:p>
          </table:table-cell>
          <table:table-cell office:value-type="date" office:date-value="2021-10-10T00:00:00" table:style-name="ce15">
            <text:p>10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95580" table:style-name="ce6">
            <text:p>95.580</text:p>
          </table:table-cell>
          <table:table-cell office:value-type="float" office:value="22400" table:style-name="ce6">
            <text:p>22.400</text:p>
          </table:table-cell>
          <table:table-cell office:value-type="float" office:value="18100" table:style-name="ce6">
            <text:p>18.100</text:p>
          </table:table-cell>
          <table:table-cell office:value-type="float" office:value="4150" table:style-name="ce12">
            <text:p>4.150</text:p>
          </table:table-cell>
          <table:table-cell office:value-type="float" office:value="140230" table:style-name="ce13">
            <text:p>140.230</text:p>
          </table:table-cell>
          <table:table-cell office:value-type="float" office:value="112996" table:style-name="ce13">
            <text:p>112.996</text:p>
          </table:table-cell>
          <table:table-cell office:value-type="percentage" office:value="0.80579048705697787" table:style-name="ce14">
            <text:p>80,6%</text:p>
          </table:table-cell>
          <table:table-cell office:value-type="float" office:value="61967" table:style-name="ce12">
            <text:p>61.967</text:p>
          </table:table-cell>
          <table:table-cell office:value-type="float" office:value="58569" table:style-name="ce12">
            <text:p>58.569</text:p>
          </table:table-cell>
          <table:table-cell office:value-type="float" office:value="417" table:style-name="ce12">
            <text:p>417</text:p>
          </table:table-cell>
          <table:table-cell office:value-type="date" office:date-value="2021-10-08T00:00:00" table:style-name="ce15">
            <text:p>08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96750" table:style-name="ce6">
            <text:p>96.750</text:p>
          </table:table-cell>
          <table:table-cell office:value-type="float" office:value="23500" table:style-name="ce6">
            <text:p>23.500</text:p>
          </table:table-cell>
          <table:table-cell office:value-type="float" office:value="15100" table:style-name="ce6">
            <text:p>15.100</text:p>
          </table:table-cell>
          <table:table-cell office:value-type="float" office:value="5750" table:style-name="ce12">
            <text:p>5.750</text:p>
          </table:table-cell>
          <table:table-cell office:value-type="float" office:value="141100" table:style-name="ce13">
            <text:p>141.100</text:p>
          </table:table-cell>
          <table:table-cell office:value-type="float" office:value="100982" table:style-name="ce13">
            <text:p>100.982</text:p>
          </table:table-cell>
          <table:table-cell office:value-type="percentage" office:value="0.71567682494684626" table:style-name="ce14">
            <text:p>71,6%</text:p>
          </table:table-cell>
          <table:table-cell office:value-type="float" office:value="56753" table:style-name="ce12">
            <text:p>56.753</text:p>
          </table:table-cell>
          <table:table-cell office:value-type="float" office:value="54058" table:style-name="ce12">
            <text:p>54.058</text:p>
          </table:table-cell>
          <table:table-cell office:value-type="float" office:value="0" table:style-name="ce12">
            <text:p>0</text:p>
          </table:table-cell>
          <table:table-cell office:value-type="date" office:date-value="2021-10-06T00:00:00" table:style-name="ce16">
            <text:p>06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Fuerzas Armadas</text:p>
          </table:table-cell>
          <table:table-cell office:value-type="float" office:value="48138" table:style-name="ce6">
            <text:p>48.138</text:p>
          </table:table-cell>
          <table:table-cell office:value-type="float" office:value="58300" table:style-name="ce6">
            <text:p>58.300</text:p>
          </table:table-cell>
          <table:table-cell office:value-type="float" office:value="103800" table:style-name="ce6">
            <text:p>103.800</text:p>
          </table:table-cell>
          <table:table-cell office:value-type="float" office:value="2000" table:style-name="ce12">
            <text:p>2.000</text:p>
          </table:table-cell>
          <table:table-cell office:value-type="float" office:value="212238" table:style-name="ce13">
            <text:p>212.238</text:p>
          </table:table-cell>
          <table:table-cell office:value-type="float" office:value="172708" table:style-name="ce13">
            <text:p>172.708</text:p>
          </table:table-cell>
          <table:table-cell office:value-type="percentage" office:value="0.81374683138740467" table:style-name="ce14">
            <text:p>81,4%</text:p>
          </table:table-cell>
          <table:table-cell office:value-type="float" office:value="92627" table:style-name="ce12">
            <text:p>92.627</text:p>
          </table:table-cell>
          <table:table-cell office:value-type="float" office:value="86604" table:style-name="ce12">
            <text:p>86.604</text:p>
          </table:table-cell>
          <table:table-cell office:value-type="float" office:value="0" table:style-name="ce12">
            <text:p>0</text:p>
          </table:table-cell>
          <table:table-cell office:value-type="date" office:date-value="2021-10-08T00:00:00" table:style-name="ce16">
            <text:p>08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Sanidad Exterior</text:p>
          </table:table-cell>
          <table:table-cell office:value-type="float" office:value="0" table:style-name="ce6">
            <text:p>0</text:p>
          </table:table-cell>
          <table:table-cell office:value-type="float" office:value="4810" table:style-name="ce6">
            <text:p>4.810</text:p>
          </table:table-cell>
          <table:table-cell office:value-type="float" office:value="0" table:style-name="ce6">
            <text:p>0</text:p>
          </table:table-cell>
          <table:table-cell office:value-type="float" office:value="4035" table:style-name="ce12">
            <text:p>4.035</text:p>
          </table:table-cell>
          <table:table-cell office:value-type="float" office:value="8845" table:style-name="ce13">
            <text:p>8.845</text:p>
          </table:table-cell>
          <table:table-cell office:value-type="float" office:value="6491" table:style-name="ce13">
            <text:p>6.491</text:p>
          </table:table-cell>
          <table:table-cell office:value-type="percentage" office:value="0.73386093838326738" table:style-name="ce14">
            <text:p>73,4%</text:p>
          </table:table-cell>
          <table:table-cell office:value-type="float" office:value="4923" table:style-name="ce12">
            <text:p>4.923</text:p>
          </table:table-cell>
          <table:table-cell office:value-type="float" office:value="4598" table:style-name="ce12">
            <text:p>4.598</text:p>
          </table:table-cell>
          <table:table-cell office:value-type="float" office:value="0" table:style-name="ce12">
            <text:p>0</text:p>
          </table:table-cell>
          <table:table-cell office:value-type="date" office:date-value="2021-10-08T00:00:00" table:style-name="ce16">
            <text:p>08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17">
            <text:p>Totales</text:p>
          </table:table-cell>
          <table:table-cell office:value-type="float" office:value="53616591" table:style-name="ce18">
            <text:p>53.616.591</text:p>
          </table:table-cell>
          <table:table-cell office:value-type="float" office:value="10752760" table:style-name="ce19">
            <text:p>10.752.760</text:p>
          </table:table-cell>
          <table:table-cell office:value-type="float" office:value="9111010" table:style-name="ce20">
            <text:p>9.111.010</text:p>
          </table:table-cell>
          <table:table-cell office:value-type="float" office:value="2161510" table:style-name="ce21">
            <text:p>2.161.510</text:p>
          </table:table-cell>
          <table:table-cell office:value-type="float" office:value="75641871" table:style-name="ce22">
            <text:p>75.641.871</text:p>
          </table:table-cell>
          <table:table-cell office:value-type="float" office:value="70822813" table:style-name="ce22">
            <text:p>70.822.813</text:p>
          </table:table-cell>
          <table:table-cell office:value-type="percentage" office:value="0.93629113166701017" table:style-name="ce23">
            <text:p>93,6%</text:p>
          </table:table-cell>
          <table:table-cell office:value-type="float" office:value="37816635" table:style-name="ce22">
            <text:p>37.816.635</text:p>
          </table:table-cell>
          <table:table-cell office:value-type="float" office:value="36937743" table:style-name="ce22">
            <text:p>36.937.743</text:p>
          </table:table-cell>
          <table:table-cell office:value-type="float" office:value="344944" table:style-name="ce22">
            <text:p>344.944</text:p>
          </table:table-cell>
          <table:table-cell office:value-type="float" office:value="0" table:style-name="ce22">
            <text:p>0</text:p>
          </table:table-cell>
          <table:table-cell table:number-columns-repeated="10" table:style-name="ce4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4"/>
          <table:covered-table-cell table:number-columns-repeated="9"/>
          <table:table-cell table:number-columns-repeated="16374" table:style-name="ce11"/>
        </table:table-row>
        <table:table-row table:style-name="ro5">
          <table:table-cell table:style-name="ce25"/>
          <table:table-cell table:number-columns-repeated="16383" table:style-name="ce11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8"/>
        <table:table-column table:style-name="co6" table:number-columns-repeated="5" table:default-cell-style-name="ce28"/>
        <table:table-column table:style-name="co4" table:number-columns-repeated="2" table:default-cell-style-name="ce28"/>
        <table:table-column table:style-name="co3" table:number-columns-repeated="7" table:default-cell-style-name="ce28"/>
        <table:table-column table:style-name="co4" table:number-columns-repeated="16369" table:default-cell-style-name="ce28"/>
        <table:table-row table:style-name="ro6">
          <table:table-cell table:style-name="ce26"/>
          <table:table-cell office:value-type="string" table:style-name="ce27">
            <text:p>Población a vacunar mayor de 12 años</text:p>
          </table:table-cell>
          <table:table-cell office:value-type="string" table:style-name="ce27">
            <text:p>Nº Personas con 1 dosis</text:p>
          </table:table-cell>
          <table:table-cell office:value-type="string" table:style-name="ce27">
            <text:p>% 1ª dosis</text:p>
          </table:table-cell>
          <table:table-cell office:value-type="string" table:style-name="ce27">
            <text:p>Nº Personas con pauta completa</text:p>
          </table:table-cell>
          <table:table-cell office:value-type="string" table:style-name="ce27">
            <text:p>% personas con pauta completa</text:p>
          </table:table-cell>
          <table:table-cell office:value-type="string" table:style-name="ce27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9">
            <text:p>Andalucía</text:p>
          </table:table-cell>
          <table:table-cell office:value-type="float" office:value="7451975" table:style-name="ce30">
            <text:p>7.451.975</text:p>
          </table:table-cell>
          <table:table-cell office:value-type="float" office:value="6805551" table:style-name="ce30">
            <text:p>6.805.551</text:p>
          </table:table-cell>
          <table:table-cell office:value-type="percentage" office:value="0.91325467409646433" table:style-name="ce31">
            <text:p>91,3%</text:p>
          </table:table-cell>
          <table:table-cell office:value-type="float" office:value="6644496" table:style-name="ce30">
            <text:p>6.644.496</text:p>
          </table:table-cell>
          <table:table-cell office:value-type="percentage" office:value="0.89164228275054602" table:style-name="ce31">
            <text:p>89,2%</text:p>
          </table:table-cell>
          <table:table-cell office:value-type="date" office:date-value="2021-10-10T00:00:00" table:style-name="ce32">
            <text:p>10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1185134" table:style-name="ce30">
            <text:p>1.185.134</text:p>
          </table:table-cell>
          <table:table-cell office:value-type="float" office:value="1062504" table:style-name="ce30">
            <text:p>1.062.504</text:p>
          </table:table-cell>
          <table:table-cell office:value-type="percentage" office:value="0.89652646873686859" table:style-name="ce31">
            <text:p>89,7%</text:p>
          </table:table-cell>
          <table:table-cell office:value-type="float" office:value="1040737" table:style-name="ce30">
            <text:p>1.040.737</text:p>
          </table:table-cell>
          <table:table-cell office:value-type="percentage" office:value="0.87815976927503558" table:style-name="ce31">
            <text:p>87,8%</text:p>
          </table:table-cell>
          <table:table-cell office:value-type="date" office:date-value="2021-10-10T00:00:00" table:style-name="ce32">
            <text:p>10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933927" table:style-name="ce30">
            <text:p>933.927</text:p>
          </table:table-cell>
          <table:table-cell office:value-type="float" office:value="872556" table:style-name="ce30">
            <text:p>872.556</text:p>
          </table:table-cell>
          <table:table-cell office:value-type="percentage" office:value="0.93428715520592076" table:style-name="ce31">
            <text:p>93,4%</text:p>
          </table:table-cell>
          <table:table-cell office:value-type="float" office:value="862225" table:style-name="ce30">
            <text:p>862.225</text:p>
          </table:table-cell>
          <table:table-cell office:value-type="percentage" office:value="0.92322526278820505" table:style-name="ce31">
            <text:p>92,3%</text:p>
          </table:table-cell>
          <table:table-cell office:value-type="date" office:date-value="2021-10-08T00:00:00" table:style-name="ce32">
            <text:p>08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1034867" table:style-name="ce30">
            <text:p>1.034.867</text:p>
          </table:table-cell>
          <table:table-cell office:value-type="float" office:value="850545" table:style-name="ce30">
            <text:p>850.545</text:p>
          </table:table-cell>
          <table:table-cell office:value-type="percentage" office:value="0.82188822331758571" table:style-name="ce31">
            <text:p>82,2%</text:p>
          </table:table-cell>
          <table:table-cell office:value-type="float" office:value="831763" table:style-name="ce30">
            <text:p>831.763</text:p>
          </table:table-cell>
          <table:table-cell office:value-type="percentage" office:value="0.80373903119917822" table:style-name="ce31">
            <text:p>80,4%</text:p>
          </table:table-cell>
          <table:table-cell office:value-type="date" office:date-value="2021-10-10T00:00:00" table:style-name="ce32">
            <text:p>10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1960774" table:style-name="ce30">
            <text:p>1.960.774</text:p>
          </table:table-cell>
          <table:table-cell office:value-type="float" office:value="1666350" table:style-name="ce30">
            <text:p>1.666.350</text:p>
          </table:table-cell>
          <table:table-cell office:value-type="percentage" office:value="0.8498429701740231" table:style-name="ce31">
            <text:p>85,0%</text:p>
          </table:table-cell>
          <table:table-cell office:value-type="float" office:value="1621153" table:style-name="ce30">
            <text:p>1.621.153</text:p>
          </table:table-cell>
          <table:table-cell office:value-type="percentage" office:value="0.82679237892791313" table:style-name="ce31">
            <text:p>82,7%</text:p>
          </table:table-cell>
          <table:table-cell office:value-type="date" office:date-value="2021-10-10T00:00:00" table:style-name="ce32">
            <text:p>10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524127" table:style-name="ce30">
            <text:p>524.127</text:p>
          </table:table-cell>
          <table:table-cell office:value-type="float" office:value="480543" table:style-name="ce30">
            <text:p>480.543</text:p>
          </table:table-cell>
          <table:table-cell office:value-type="percentage" office:value="0.91684458156133919" table:style-name="ce31">
            <text:p>91,7%</text:p>
          </table:table-cell>
          <table:table-cell office:value-type="float" office:value="473152" table:style-name="ce30">
            <text:p>473.152</text:p>
          </table:table-cell>
          <table:table-cell office:value-type="percentage" office:value="0.90274303746992623" table:style-name="ce31">
            <text:p>90,3%</text:p>
          </table:table-cell>
          <table:table-cell office:value-type="date" office:date-value="2021-10-10T00:00:00" table:style-name="ce32">
            <text:p>10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2176253" table:style-name="ce30">
            <text:p>2.176.253</text:p>
          </table:table-cell>
          <table:table-cell office:value-type="float" office:value="1995057" table:style-name="ce30">
            <text:p>1.995.057</text:p>
          </table:table-cell>
          <table:table-cell office:value-type="percentage" office:value="0.91673945998006667" table:style-name="ce31">
            <text:p>91,7%</text:p>
          </table:table-cell>
          <table:table-cell office:value-type="float" office:value="1951872" table:style-name="ce30">
            <text:p>1.951.872</text:p>
          </table:table-cell>
          <table:table-cell office:value-type="percentage" office:value="0.89689571938556778" table:style-name="ce31">
            <text:p>89,7%</text:p>
          </table:table-cell>
          <table:table-cell office:value-type="date" office:date-value="2021-10-09T00:00:00" table:style-name="ce32">
            <text:p>09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stilla - La Mancha</text:p>
          </table:table-cell>
          <table:table-cell office:value-type="float" office:value="1808784" table:style-name="ce30">
            <text:p>1.808.784</text:p>
          </table:table-cell>
          <table:table-cell office:value-type="float" office:value="1612041" table:style-name="ce30">
            <text:p>1.612.041</text:p>
          </table:table-cell>
          <table:table-cell office:value-type="percentage" office:value="0.89122913515378288" table:style-name="ce31">
            <text:p>89,1%</text:p>
          </table:table-cell>
          <table:table-cell office:value-type="float" office:value="1547454" table:style-name="ce30">
            <text:p>1.547.454</text:p>
          </table:table-cell>
          <table:table-cell office:value-type="percentage" office:value="0.85552172066979804" table:style-name="ce31">
            <text:p>85,6%</text:p>
          </table:table-cell>
          <table:table-cell office:value-type="date" office:date-value="2021-10-10T00:00:00" table:style-name="ce32">
            <text:p>10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6868360" table:style-name="ce30">
            <text:p>6.868.360</text:p>
          </table:table-cell>
          <table:table-cell office:value-type="float" office:value="5925400" table:style-name="ce30">
            <text:p>5.925.400</text:p>
          </table:table-cell>
          <table:table-cell office:value-type="percentage" office:value="0.8627095842384499" table:style-name="ce31">
            <text:p>86,3%</text:p>
          </table:table-cell>
          <table:table-cell office:value-type="float" office:value="5772947" table:style-name="ce30">
            <text:p>5.772.947</text:p>
          </table:table-cell>
          <table:table-cell office:value-type="percentage" office:value="0.84051316471472082" table:style-name="ce31">
            <text:p>84,1%</text:p>
          </table:table-cell>
          <table:table-cell office:value-type="date" office:date-value="2021-10-10T00:00:00" table:style-name="ce32">
            <text:p>10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4488459" table:style-name="ce30">
            <text:p>4.488.459</text:p>
          </table:table-cell>
          <table:table-cell office:value-type="float" office:value="4057045" table:style-name="ce30">
            <text:p>4.057.045</text:p>
          </table:table-cell>
          <table:table-cell office:value-type="percentage" office:value="0.90388371599250428" table:style-name="ce31">
            <text:p>90,4%</text:p>
          </table:table-cell>
          <table:table-cell office:value-type="float" office:value="3979900" table:style-name="ce30">
            <text:p>3.979.900</text:p>
          </table:table-cell>
          <table:table-cell office:value-type="percentage" office:value="0.88669630267314459" table:style-name="ce31">
            <text:p>88,7%</text:p>
          </table:table-cell>
          <table:table-cell office:value-type="date" office:date-value="2021-10-09T00:00:00" table:style-name="ce32">
            <text:p>09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953437" table:style-name="ce30">
            <text:p>953.437</text:p>
          </table:table-cell>
          <table:table-cell office:value-type="float" office:value="894915" table:style-name="ce30">
            <text:p>894.915</text:p>
          </table:table-cell>
          <table:table-cell office:value-type="percentage" office:value="0.93861996125596137" table:style-name="ce31">
            <text:p>93,9%</text:p>
          </table:table-cell>
          <table:table-cell office:value-type="float" office:value="879005" table:style-name="ce30">
            <text:p>879.005</text:p>
          </table:table-cell>
          <table:table-cell office:value-type="percentage" office:value="0.92193296463216767" table:style-name="ce31">
            <text:p>92,2%</text:p>
          </table:table-cell>
          <table:table-cell office:value-type="date" office:date-value="2021-10-10T00:00:00" table:style-name="ce32">
            <text:p>10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2454497" table:style-name="ce30">
            <text:p>2.454.497</text:p>
          </table:table-cell>
          <table:table-cell office:value-type="float" office:value="2304210" table:style-name="ce30">
            <text:p>2.304.210</text:p>
          </table:table-cell>
          <table:table-cell office:value-type="percentage" office:value="0.93877075425229695" table:style-name="ce31">
            <text:p>93,9%</text:p>
          </table:table-cell>
          <table:table-cell office:value-type="float" office:value="2276161" table:style-name="ce30">
            <text:p>2.276.161</text:p>
          </table:table-cell>
          <table:table-cell office:value-type="percentage" office:value="0.92734315829271741" table:style-name="ce31">
            <text:p>92,7%</text:p>
          </table:table-cell>
          <table:table-cell office:value-type="date" office:date-value="2021-10-09T00:00:00" table:style-name="ce32">
            <text:p>09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283970" table:style-name="ce30">
            <text:p>283.970</text:p>
          </table:table-cell>
          <table:table-cell office:value-type="float" office:value="258126" table:style-name="ce30">
            <text:p>258.126</text:p>
          </table:table-cell>
          <table:table-cell office:value-type="percentage" office:value="0.90899038630841289" table:style-name="ce31">
            <text:p>90,9%</text:p>
          </table:table-cell>
          <table:table-cell office:value-type="float" office:value="252545" table:style-name="ce30">
            <text:p>252.545</text:p>
          </table:table-cell>
          <table:table-cell office:value-type="percentage" office:value="0.88933690178539981" table:style-name="ce31">
            <text:p>88,9%</text:p>
          </table:table-cell>
          <table:table-cell office:value-type="date" office:date-value="2021-10-08T00:00:00" table:style-name="ce32">
            <text:p>08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5977937" table:style-name="ce30">
            <text:p>5.977.937</text:p>
          </table:table-cell>
          <table:table-cell office:value-type="float" office:value="5304386" table:style-name="ce30">
            <text:p>5.304.386</text:p>
          </table:table-cell>
          <table:table-cell office:value-type="percentage" office:value="0.8873271832740961" table:style-name="ce31">
            <text:p>88,7%</text:p>
          </table:table-cell>
          <table:table-cell office:value-type="float" office:value="5170450" table:style-name="ce30">
            <text:p>5.170.450</text:p>
          </table:table-cell>
          <table:table-cell office:value-type="percentage" office:value="0.86492212949049141" table:style-name="ce31">
            <text:p>86,5%</text:p>
          </table:table-cell>
          <table:table-cell office:value-type="date" office:date-value="2021-10-10T00:00:00" table:style-name="ce32">
            <text:p>10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1310137" table:style-name="ce30">
            <text:p>1.310.137</text:p>
          </table:table-cell>
          <table:table-cell office:value-type="float" office:value="1183762" table:style-name="ce30">
            <text:p>1.183.762</text:p>
          </table:table-cell>
          <table:table-cell office:value-type="percentage" office:value="0.90354062208761377" table:style-name="ce31">
            <text:p>90,4%</text:p>
          </table:table-cell>
          <table:table-cell office:value-type="float" office:value="1146948" table:style-name="ce30">
            <text:p>1.146.948</text:p>
          </table:table-cell>
          <table:table-cell office:value-type="percentage" office:value="0.87544127064574162" table:style-name="ce31">
            <text:p>87,5%</text:p>
          </table:table-cell>
          <table:table-cell office:value-type="date" office:date-value="2021-10-08T00:00:00" table:style-name="ce32">
            <text:p>08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581354" table:style-name="ce30">
            <text:p>581.354</text:p>
          </table:table-cell>
          <table:table-cell office:value-type="float" office:value="524978" table:style-name="ce30">
            <text:p>524.978</text:p>
          </table:table-cell>
          <table:table-cell office:value-type="percentage" office:value="0.90302638323637574" table:style-name="ce31">
            <text:p>90,3%</text:p>
          </table:table-cell>
          <table:table-cell office:value-type="float" office:value="515509" table:style-name="ce30">
            <text:p>515.509</text:p>
          </table:table-cell>
          <table:table-cell office:value-type="percentage" office:value="0.88673854484530945" table:style-name="ce31">
            <text:p>88,7%</text:p>
          </table:table-cell>
          <table:table-cell office:value-type="date" office:date-value="2021-10-10T00:00:00" table:style-name="ce32">
            <text:p>10/10/2021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1983943" table:style-name="ce30">
            <text:p>1.983.943</text:p>
          </table:table-cell>
          <table:table-cell office:value-type="float" office:value="1802396" table:style-name="ce30">
            <text:p>1.802.396</text:p>
          </table:table-cell>
          <table:table-cell office:value-type="percentage" office:value="0.90849182663009975" table:style-name="ce31">
            <text:p>90,8%</text:p>
          </table:table-cell>
          <table:table-cell office:value-type="float" office:value="1767597" table:style-name="ce30">
            <text:p>1.767.597</text:p>
          </table:table-cell>
          <table:table-cell office:value-type="percentage" office:value="0.89095150415107693" table:style-name="ce31">
            <text:p>89,1%</text:p>
          </table:table-cell>
          <table:table-cell office:value-type="date" office:date-value="2021-10-10T00:00:00" table:style-name="ce32">
            <text:p>10/10/2021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70965" table:style-name="ce30">
            <text:p>70.965</text:p>
          </table:table-cell>
          <table:table-cell office:value-type="float" office:value="61967" table:style-name="ce30">
            <text:p>61.967</text:p>
          </table:table-cell>
          <table:table-cell office:value-type="percentage" office:value="0.8732051011061791" table:style-name="ce31">
            <text:p>87,3%</text:p>
          </table:table-cell>
          <table:table-cell office:value-type="float" office:value="58569" table:style-name="ce30">
            <text:p>58.569</text:p>
          </table:table-cell>
          <table:table-cell office:value-type="percentage" office:value="0.82532234199957721" table:style-name="ce31">
            <text:p>82,5%</text:p>
          </table:table-cell>
          <table:table-cell office:value-type="date" office:date-value="2021-10-08T00:00:00" table:style-name="ce32">
            <text:p>08/10/2021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70927" table:style-name="ce30">
            <text:p>70.927</text:p>
          </table:table-cell>
          <table:table-cell office:value-type="float" office:value="56753" table:style-name="ce30">
            <text:p>56.753</text:p>
          </table:table-cell>
          <table:table-cell office:value-type="percentage" office:value="0.80016072863648535" table:style-name="ce31">
            <text:p>80,0%</text:p>
          </table:table-cell>
          <table:table-cell office:value-type="float" office:value="54058" table:style-name="ce30">
            <text:p>54.058</text:p>
          </table:table-cell>
          <table:table-cell office:value-type="percentage" office:value="0.76216391501120873" table:style-name="ce31">
            <text:p>76,2%</text:p>
          </table:table-cell>
          <table:table-cell office:value-type="date" office:date-value="2021-10-06T00:00:00" table:style-name="ce32">
            <text:p>06/10/2021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5">
            <text:p>FF.AA.</text:p>
          </table:table-cell>
          <table:table-cell office:value-type="string" table:style-name="ce30">
            <text:p>-</text:p>
          </table:table-cell>
          <table:table-cell office:value-type="float" office:value="92627" table:style-name="ce30">
            <text:p>92.627</text:p>
          </table:table-cell>
          <table:table-cell office:value-type="string" table:style-name="ce31">
            <text:p>-</text:p>
          </table:table-cell>
          <table:table-cell office:value-type="float" office:value="86604" table:style-name="ce30">
            <text:p>86.604</text:p>
          </table:table-cell>
          <table:table-cell office:value-type="string" table:style-name="ce31">
            <text:p>-</text:p>
          </table:table-cell>
          <table:table-cell office:value-type="date" office:date-value="2021-10-08T00:00:00" table:style-name="ce32">
            <text:p>08/10/2021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5">
            <text:p>Sanidad Exterior</text:p>
          </table:table-cell>
          <table:table-cell office:value-type="string" table:style-name="ce30">
            <text:p>-</text:p>
          </table:table-cell>
          <table:table-cell office:value-type="float" office:value="4923" table:style-name="ce30">
            <text:p>4.923</text:p>
          </table:table-cell>
          <table:table-cell office:value-type="string" table:style-name="ce31">
            <text:p>-</text:p>
          </table:table-cell>
          <table:table-cell office:value-type="float" office:value="4598" table:style-name="ce30">
            <text:p>4.598</text:p>
          </table:table-cell>
          <table:table-cell office:value-type="string" table:style-name="ce31">
            <text:p>-</text:p>
          </table:table-cell>
          <table:table-cell office:value-type="date" office:date-value="2021-10-08T00:00:00" table:style-name="ce32">
            <text:p>08/10/2021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17">
            <text:p>Totales</text:p>
          </table:table-cell>
          <table:table-cell office:value-type="float" office:value="42119827" table:style-name="ce33">
            <text:p>42.119.827</text:p>
          </table:table-cell>
          <table:table-cell office:value-type="float" office:value="37816635" table:style-name="ce33">
            <text:p>37.816.635</text:p>
          </table:table-cell>
          <table:table-cell office:value-type="percentage" office:value="0.89783452814276754" table:style-name="ce34">
            <text:p>89,8%</text:p>
          </table:table-cell>
          <table:table-cell office:value-type="float" office:value="36937743" table:style-name="ce33">
            <text:p>36.937.743</text:p>
          </table:table-cell>
          <table:table-cell office:value-type="percentage" office:value="0.8769680606712843" table:style-name="ce34">
            <text:p>87,7%</text:p>
          </table:table-cell>
          <table:table-cell table:style-name="ce35"/>
          <table:table-cell table:number-columns-repeated="16377" table:style-name="ce28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4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8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8"/>
        <table:table-column table:style-name="co4" table:default-cell-style-name="ce55"/>
        <table:table-column table:style-name="co4" table:number-columns-repeated="2" table:default-cell-style-name="ce28"/>
        <table:table-column table:style-name="co4" table:default-cell-style-name="ce55"/>
        <table:table-column table:style-name="co4" table:number-columns-repeated="2" table:default-cell-style-name="ce28"/>
        <table:table-column table:style-name="co3" table:number-columns-repeated="20" table:default-cell-style-name="ce28"/>
        <table:table-column table:style-name="co4" table:number-columns-repeated="16344" table:default-cell-style-name="ce28"/>
        <table:table-row table:style-name="ro1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3977" table:style-name="ce43">
            <text:p>433.977</text:p>
          </table:table-cell>
          <table:table-cell office:value-type="percentage" office:value="1" table:style-name="ce44">
            <text:p>100,0%</text:p>
          </table:table-cell>
          <table:table-cell office:value-type="float" office:value="653896" table:style-name="ce43">
            <text:p>653.896</text:p>
          </table:table-cell>
          <table:table-cell office:value-type="percentage" office:value="1" table:style-name="ce44">
            <text:p>100,0%</text:p>
          </table:table-cell>
          <table:table-cell office:value-type="float" office:value="927690" table:style-name="ce43">
            <text:p>927.690</text:p>
          </table:table-cell>
          <table:table-cell office:value-type="percentage" office:value="1" table:style-name="ce44">
            <text:p>100,0%</text:p>
          </table:table-cell>
          <table:table-cell office:value-type="float" office:value="1212360" table:style-name="ce43">
            <text:p>1.212.360</text:p>
          </table:table-cell>
          <table:table-cell office:value-type="percentage" office:value="0.95837144205511215" table:style-name="ce44">
            <text:p>95,8%</text:p>
          </table:table-cell>
          <table:table-cell office:value-type="float" office:value="1245323" table:style-name="ce43">
            <text:p>1.245.323</text:p>
          </table:table-cell>
          <table:table-cell office:value-type="percentage" office:value="0.89907617712332699" table:style-name="ce44">
            <text:p>89,9%</text:p>
          </table:table-cell>
          <table:table-cell office:value-type="float" office:value="921741" table:style-name="ce43">
            <text:p>921.741</text:p>
          </table:table-cell>
          <table:table-cell office:value-type="percentage" office:value="0.80839085893299256" table:style-name="ce44">
            <text:p>80,8%</text:p>
          </table:table-cell>
          <table:table-cell office:value-type="float" office:value="756145" table:style-name="ce43">
            <text:p>756.145</text:p>
          </table:table-cell>
          <table:table-cell office:value-type="percentage" office:value="0.81422181351435163" table:style-name="ce44">
            <text:p>81,4%</text:p>
          </table:table-cell>
          <table:table-cell office:value-type="float" office:value="654419" table:style-name="ce43">
            <text:p>654.419</text:p>
          </table:table-cell>
          <table:table-cell office:value-type="percentage" office:value="0.86918968743815639" table:style-name="ce44">
            <text:p>86,9%</text:p>
          </table:table-cell>
          <table:table-cell office:value-type="float" office:value="6805551" table:style-name="ce43">
            <text:p>6.805.551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325467409646433" table:style-name="ce44">
            <text:p>91,3%</text:p>
          </table:table-cell>
          <table:table-cell office:value-type="percentage" office:value="0.80401944092743138" table:style-name="ce44">
            <text:p>80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226" table:style-name="ce46">
            <text:p>101.226</text:p>
          </table:table-cell>
          <table:table-cell office:value-type="percentage" office:value="1" table:style-name="ce47">
            <text:p>100,0%</text:p>
          </table:table-cell>
          <table:table-cell office:value-type="float" office:value="119229" table:style-name="ce46">
            <text:p>119.229</text:p>
          </table:table-cell>
          <table:table-cell office:value-type="percentage" office:value="1" table:style-name="ce47">
            <text:p>100,0%</text:p>
          </table:table-cell>
          <table:table-cell office:value-type="float" office:value="154396" table:style-name="ce46">
            <text:p>154.396</text:p>
          </table:table-cell>
          <table:table-cell office:value-type="percentage" office:value="0.98739503859510003" table:style-name="ce47">
            <text:p>98,7%</text:p>
          </table:table-cell>
          <table:table-cell office:value-type="float" office:value="185698" table:style-name="ce46">
            <text:p>185.698</text:p>
          </table:table-cell>
          <table:table-cell office:value-type="percentage" office:value="0.93661041227441921" table:style-name="ce47">
            <text:p>93,7%</text:p>
          </table:table-cell>
          <table:table-cell office:value-type="float" office:value="187215" table:style-name="ce46">
            <text:p>187.215</text:p>
          </table:table-cell>
          <table:table-cell office:value-type="percentage" office:value="0.87099835770413547" table:style-name="ce47">
            <text:p>87,1%</text:p>
          </table:table-cell>
          <table:table-cell office:value-type="float" office:value="124673" table:style-name="ce46">
            <text:p>124.673</text:p>
          </table:table-cell>
          <table:table-cell office:value-type="percentage" office:value="0.75887781064728588" table:style-name="ce47">
            <text:p>75,9%</text:p>
          </table:table-cell>
          <table:table-cell office:value-type="float" office:value="102809" table:style-name="ce46">
            <text:p>102.809</text:p>
          </table:table-cell>
          <table:table-cell office:value-type="percentage" office:value="0.78840653062476518" table:style-name="ce47">
            <text:p>78,8%</text:p>
          </table:table-cell>
          <table:table-cell office:value-type="float" office:value="87258" table:style-name="ce46">
            <text:p>87.258</text:p>
          </table:table-cell>
          <table:table-cell office:value-type="percentage" office:value="0.8462694818105112" table:style-name="ce47">
            <text:p>84,6%</text:p>
          </table:table-cell>
          <table:table-cell office:value-type="float" office:value="1062504" table:style-name="ce46">
            <text:p>1.062.504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9652646873686859" table:style-name="ce47">
            <text:p>89,7%</text:p>
          </table:table-cell>
          <table:table-cell office:value-type="percentage" office:value="0.79924115628885706" table:style-name="ce47">
            <text:p>79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925" table:style-name="ce46">
            <text:p>88.925</text:p>
          </table:table-cell>
          <table:table-cell office:value-type="percentage" office:value="1" table:style-name="ce47">
            <text:p>100,0%</text:p>
          </table:table-cell>
          <table:table-cell office:value-type="float" office:value="114330" table:style-name="ce46">
            <text:p>114.330</text:p>
          </table:table-cell>
          <table:table-cell office:value-type="percentage" office:value="1" table:style-name="ce47">
            <text:p>100,0%</text:p>
          </table:table-cell>
          <table:table-cell office:value-type="float" office:value="148129" table:style-name="ce46">
            <text:p>148.129</text:p>
          </table:table-cell>
          <table:table-cell office:value-type="percentage" office:value="0.98982305615695076" table:style-name="ce47">
            <text:p>99,0%</text:p>
          </table:table-cell>
          <table:table-cell office:value-type="float" office:value="153112" table:style-name="ce46">
            <text:p>153.112</text:p>
          </table:table-cell>
          <table:table-cell office:value-type="percentage" office:value="0.94138768483507029" table:style-name="ce47">
            <text:p>94,1%</text:p>
          </table:table-cell>
          <table:table-cell office:value-type="float" office:value="150518" table:style-name="ce46">
            <text:p>150.518</text:p>
          </table:table-cell>
          <table:table-cell office:value-type="percentage" office:value="0.90134317007299702" table:style-name="ce47">
            <text:p>90,1%</text:p>
          </table:table-cell>
          <table:table-cell office:value-type="float" office:value="90763" table:style-name="ce46">
            <text:p>90.763</text:p>
          </table:table-cell>
          <table:table-cell office:value-type="percentage" office:value="0.79302933132956466" table:style-name="ce47">
            <text:p>79,3%</text:p>
          </table:table-cell>
          <table:table-cell office:value-type="float" office:value="66412" table:style-name="ce46">
            <text:p>66.412</text:p>
          </table:table-cell>
          <table:table-cell office:value-type="percentage" office:value="0.83947870713301564" table:style-name="ce47">
            <text:p>83,9%</text:p>
          </table:table-cell>
          <table:table-cell office:value-type="float" office:value="60367" table:style-name="ce46">
            <text:p>60.367</text:p>
          </table:table-cell>
          <table:table-cell office:value-type="percentage" office:value="0.94323437499999996" table:style-name="ce47">
            <text:p>94,3%</text:p>
          </table:table-cell>
          <table:table-cell office:value-type="float" office:value="872556" table:style-name="ce46">
            <text:p>872.556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428715520592076" table:style-name="ce47">
            <text:p>93,4%</text:p>
          </table:table-cell>
          <table:table-cell office:value-type="percentage" office:value="0.85646810315042243" table:style-name="ce47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450" table:style-name="ce46">
            <text:p>51.450</text:p>
          </table:table-cell>
          <table:table-cell office:value-type="percentage" office:value="1" table:style-name="ce47">
            <text:p>100,0%</text:p>
          </table:table-cell>
          <table:table-cell office:value-type="float" office:value="79156" table:style-name="ce46">
            <text:p>79.156</text:p>
          </table:table-cell>
          <table:table-cell office:value-type="percentage" office:value="0.98310894728997966" table:style-name="ce47">
            <text:p>98,3%</text:p>
          </table:table-cell>
          <table:table-cell office:value-type="float" office:value="110092" table:style-name="ce46">
            <text:p>110.092</text:p>
          </table:table-cell>
          <table:table-cell office:value-type="percentage" office:value="0.93910313824841551" table:style-name="ce47">
            <text:p>93,9%</text:p>
          </table:table-cell>
          <table:table-cell office:value-type="float" office:value="149660" table:style-name="ce46">
            <text:p>149.660</text:p>
          </table:table-cell>
          <table:table-cell office:value-type="percentage" office:value="0.90267013275270358" table:style-name="ce47">
            <text:p>90,3%</text:p>
          </table:table-cell>
          <table:table-cell office:value-type="float" office:value="166543" table:style-name="ce46">
            <text:p>166.543</text:p>
          </table:table-cell>
          <table:table-cell office:value-type="percentage" office:value="0.8077867023650156" table:style-name="ce47">
            <text:p>80,8%</text:p>
          </table:table-cell>
          <table:table-cell office:value-type="float" office:value="124736" table:style-name="ce46">
            <text:p>124.736</text:p>
          </table:table-cell>
          <table:table-cell office:value-type="percentage" office:value="0.68465916887593514" table:style-name="ce47">
            <text:p>68,5%</text:p>
          </table:table-cell>
          <table:table-cell office:value-type="float" office:value="95388" table:style-name="ce46">
            <text:p>95.388</text:p>
          </table:table-cell>
          <table:table-cell office:value-type="percentage" office:value="0.6915080251120036" table:style-name="ce47">
            <text:p>69,2%</text:p>
          </table:table-cell>
          <table:table-cell office:value-type="float" office:value="73520" table:style-name="ce46">
            <text:p>73.520</text:p>
          </table:table-cell>
          <table:table-cell office:value-type="percentage" office:value="0.77000418935902804" table:style-name="ce47">
            <text:p>77,0%</text:p>
          </table:table-cell>
          <table:table-cell office:value-type="float" office:value="850545" table:style-name="ce46">
            <text:p>850.545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2188822331758571" table:style-name="ce47">
            <text:p>82,2%</text:p>
          </table:table-cell>
          <table:table-cell office:value-type="percentage" office:value="0.72600408179640008" table:style-name="ce47">
            <text:p>72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964" table:style-name="ce46">
            <text:p>92.964</text:p>
          </table:table-cell>
          <table:table-cell office:value-type="percentage" office:value="1" table:style-name="ce47">
            <text:p>100,0%</text:p>
          </table:table-cell>
          <table:table-cell office:value-type="float" office:value="151275" table:style-name="ce46">
            <text:p>151.275</text:p>
          </table:table-cell>
          <table:table-cell office:value-type="percentage" office:value="0.97892979402191149" table:style-name="ce47">
            <text:p>97,9%</text:p>
          </table:table-cell>
          <table:table-cell office:value-type="float" office:value="224161" table:style-name="ce46">
            <text:p>224.161</text:p>
          </table:table-cell>
          <table:table-cell office:value-type="percentage" office:value="0.95350330934272542" table:style-name="ce47">
            <text:p>95,4%</text:p>
          </table:table-cell>
          <table:table-cell office:value-type="float" office:value="320148" table:style-name="ce46">
            <text:p>320.148</text:p>
          </table:table-cell>
          <table:table-cell office:value-type="percentage" office:value="0.91337243803350532" table:style-name="ce47">
            <text:p>91,3%</text:p>
          </table:table-cell>
          <table:table-cell office:value-type="float" office:value="316986" table:style-name="ce46">
            <text:p>316.986</text:p>
          </table:table-cell>
          <table:table-cell office:value-type="percentage" office:value="0.8171342840350172" table:style-name="ce47">
            <text:p>81,7%</text:p>
          </table:table-cell>
          <table:table-cell office:value-type="float" office:value="227955" table:style-name="ce46">
            <text:p>227.955</text:p>
          </table:table-cell>
          <table:table-cell office:value-type="percentage" office:value="0.73312986035621708" table:style-name="ce47">
            <text:p>73,3%</text:p>
          </table:table-cell>
          <table:table-cell office:value-type="float" office:value="185566" table:style-name="ce46">
            <text:p>185.566</text:p>
          </table:table-cell>
          <table:table-cell office:value-type="percentage" office:value="0.73711012599901493" table:style-name="ce47">
            <text:p>73,7%</text:p>
          </table:table-cell>
          <table:table-cell office:value-type="float" office:value="147295" table:style-name="ce46">
            <text:p>147.295</text:p>
          </table:table-cell>
          <table:table-cell office:value-type="percentage" office:value="0.81922946434033939" table:style-name="ce47">
            <text:p>81,9%</text:p>
          </table:table-cell>
          <table:table-cell office:value-type="float" office:value="1666350" table:style-name="ce46">
            <text:p>1.666.350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498429701740231" table:style-name="ce47">
            <text:p>85,0%</text:p>
          </table:table-cell>
          <table:table-cell office:value-type="percentage" office:value="0.76580273829569767" table:style-name="ce47">
            <text:p>76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306" table:style-name="ce46">
            <text:p>42.306</text:p>
          </table:table-cell>
          <table:table-cell office:value-type="percentage" office:value="1" table:style-name="ce47">
            <text:p>100,0%</text:p>
          </table:table-cell>
          <table:table-cell office:value-type="float" office:value="55903" table:style-name="ce46">
            <text:p>55.903</text:p>
          </table:table-cell>
          <table:table-cell office:value-type="percentage" office:value="1" table:style-name="ce47">
            <text:p>100,0%</text:p>
          </table:table-cell>
          <table:table-cell office:value-type="float" office:value="76615" table:style-name="ce46">
            <text:p>76.615</text:p>
          </table:table-cell>
          <table:table-cell office:value-type="percentage" office:value="0.99056176869868773" table:style-name="ce47">
            <text:p>99,1%</text:p>
          </table:table-cell>
          <table:table-cell office:value-type="float" office:value="84179" table:style-name="ce46">
            <text:p>84.179</text:p>
          </table:table-cell>
          <table:table-cell office:value-type="percentage" office:value="0.93569650082255129" table:style-name="ce47">
            <text:p>93,6%</text:p>
          </table:table-cell>
          <table:table-cell office:value-type="float" office:value="87801" table:style-name="ce46">
            <text:p>87.801</text:p>
          </table:table-cell>
          <table:table-cell office:value-type="percentage" office:value="0.89804539271139117" table:style-name="ce47">
            <text:p>89,8%</text:p>
          </table:table-cell>
          <table:table-cell office:value-type="float" office:value="54333" table:style-name="ce46">
            <text:p>54.333</text:p>
          </table:table-cell>
          <table:table-cell office:value-type="percentage" office:value="0.77097611851347325" table:style-name="ce47">
            <text:p>77,1%</text:p>
          </table:table-cell>
          <table:table-cell office:value-type="float" office:value="40711" table:style-name="ce46">
            <text:p>40.711</text:p>
          </table:table-cell>
          <table:table-cell office:value-type="percentage" office:value="0.80607860607860604" table:style-name="ce47">
            <text:p>80,6%</text:p>
          </table:table-cell>
          <table:table-cell office:value-type="float" office:value="38695" table:style-name="ce46">
            <text:p>38.695</text:p>
          </table:table-cell>
          <table:table-cell office:value-type="percentage" office:value="0.88017196278688903" table:style-name="ce47">
            <text:p>88,0%</text:p>
          </table:table-cell>
          <table:table-cell office:value-type="float" office:value="480543" table:style-name="ce46">
            <text:p>480.543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684458156133919" table:style-name="ce47">
            <text:p>91,7%</text:p>
          </table:table-cell>
          <table:table-cell office:value-type="percentage" office:value="0.82439334025269984" table:style-name="ce47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304" table:style-name="ce46">
            <text:p>229.304</text:p>
          </table:table-cell>
          <table:table-cell office:value-type="percentage" office:value="1" table:style-name="ce47">
            <text:p>100,0%</text:p>
          </table:table-cell>
          <table:table-cell office:value-type="float" office:value="250427" table:style-name="ce46">
            <text:p>250.427</text:p>
          </table:table-cell>
          <table:table-cell office:value-type="percentage" office:value="1" table:style-name="ce47">
            <text:p>100,0%</text:p>
          </table:table-cell>
          <table:table-cell office:value-type="float" office:value="320233" table:style-name="ce46">
            <text:p>320.233</text:p>
          </table:table-cell>
          <table:table-cell office:value-type="percentage" office:value="1" table:style-name="ce47">
            <text:p>100,0%</text:p>
          </table:table-cell>
          <table:table-cell office:value-type="float" office:value="352375" table:style-name="ce46">
            <text:p>352.375</text:p>
          </table:table-cell>
          <table:table-cell office:value-type="percentage" office:value="0.92444415294812099" table:style-name="ce47">
            <text:p>92,4%</text:p>
          </table:table-cell>
          <table:table-cell office:value-type="float" office:value="319682" table:style-name="ce46">
            <text:p>319.682</text:p>
          </table:table-cell>
          <table:table-cell office:value-type="percentage" office:value="0.87992733378290966" table:style-name="ce47">
            <text:p>88,0%</text:p>
          </table:table-cell>
          <table:table-cell office:value-type="float" office:value="210714" table:style-name="ce46">
            <text:p>210.714</text:p>
          </table:table-cell>
          <table:table-cell office:value-type="percentage" office:value="0.78688340932770195" table:style-name="ce47">
            <text:p>78,7%</text:p>
          </table:table-cell>
          <table:table-cell office:value-type="float" office:value="170913" table:style-name="ce46">
            <text:p>170.913</text:p>
          </table:table-cell>
          <table:table-cell office:value-type="percentage" office:value="0.80999118508478429" table:style-name="ce47">
            <text:p>81,0%</text:p>
          </table:table-cell>
          <table:table-cell office:value-type="float" office:value="141409" table:style-name="ce46">
            <text:p>141.409</text:p>
          </table:table-cell>
          <table:table-cell office:value-type="percentage" office:value="0.85525153923383046" table:style-name="ce47">
            <text:p>85,5%</text:p>
          </table:table-cell>
          <table:table-cell office:value-type="float" office:value="1995057" table:style-name="ce46">
            <text:p>1.995.057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1673945998006667" table:style-name="ce47">
            <text:p>91,7%</text:p>
          </table:table-cell>
          <table:table-cell office:value-type="percentage" office:value="0.83303770734530369" table:style-name="ce47">
            <text:p>83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091" table:style-name="ce46">
            <text:p>138.091</text:p>
          </table:table-cell>
          <table:table-cell office:value-type="percentage" office:value="1" table:style-name="ce47">
            <text:p>100,0%</text:p>
          </table:table-cell>
          <table:table-cell office:value-type="float" office:value="158309" table:style-name="ce46">
            <text:p>158.309</text:p>
          </table:table-cell>
          <table:table-cell office:value-type="percentage" office:value="0.99502203003123801" table:style-name="ce47">
            <text:p>99,5%</text:p>
          </table:table-cell>
          <table:table-cell office:value-type="float" office:value="222100" table:style-name="ce46">
            <text:p>222.100</text:p>
          </table:table-cell>
          <table:table-cell office:value-type="percentage" office:value="1" table:style-name="ce47">
            <text:p>100,0%</text:p>
          </table:table-cell>
          <table:table-cell office:value-type="float" office:value="285899" table:style-name="ce46">
            <text:p>285.899</text:p>
          </table:table-cell>
          <table:table-cell office:value-type="percentage" office:value="0.92981936919064123" table:style-name="ce47">
            <text:p>93,0%</text:p>
          </table:table-cell>
          <table:table-cell office:value-type="float" office:value="286238" table:style-name="ce46">
            <text:p>286.238</text:p>
          </table:table-cell>
          <table:table-cell office:value-type="percentage" office:value="0.86580057772870944" table:style-name="ce47">
            <text:p>86,6%</text:p>
          </table:table-cell>
          <table:table-cell office:value-type="float" office:value="204138" table:style-name="ce46">
            <text:p>204.138</text:p>
          </table:table-cell>
          <table:table-cell office:value-type="percentage" office:value="0.76772182127934829" table:style-name="ce47">
            <text:p>76,8%</text:p>
          </table:table-cell>
          <table:table-cell office:value-type="float" office:value="170700" table:style-name="ce46">
            <text:p>170.700</text:p>
          </table:table-cell>
          <table:table-cell office:value-type="percentage" office:value="0.78270797701855666" table:style-name="ce47">
            <text:p>78,3%</text:p>
          </table:table-cell>
          <table:table-cell office:value-type="float" office:value="146566" table:style-name="ce46">
            <text:p>146.566</text:p>
          </table:table-cell>
          <table:table-cell office:value-type="percentage" office:value="0.84246890304186883" table:style-name="ce47">
            <text:p>84,2%</text:p>
          </table:table-cell>
          <table:table-cell office:value-type="float" office:value="1612041" table:style-name="ce46">
            <text:p>1.612.041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9122913515378288" table:style-name="ce47">
            <text:p>89,1%</text:p>
          </table:table-cell>
          <table:table-cell office:value-type="percentage" office:value="0.78819892813539461" table:style-name="ce47">
            <text:p>78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8642" table:style-name="ce46">
            <text:p>458.642</text:p>
          </table:table-cell>
          <table:table-cell office:value-type="percentage" office:value="1" table:style-name="ce47">
            <text:p>100,0%</text:p>
          </table:table-cell>
          <table:table-cell office:value-type="float" office:value="617997" table:style-name="ce46">
            <text:p>617.997</text:p>
          </table:table-cell>
          <table:table-cell office:value-type="percentage" office:value="0.97277629814321598" table:style-name="ce47">
            <text:p>97,3%</text:p>
          </table:table-cell>
          <table:table-cell office:value-type="float" office:value="798280" table:style-name="ce46">
            <text:p>798.280</text:p>
          </table:table-cell>
          <table:table-cell office:value-type="percentage" office:value="0.95307455729813373" table:style-name="ce47">
            <text:p>95,3%</text:p>
          </table:table-cell>
          <table:table-cell office:value-type="float" office:value="1022600" table:style-name="ce46">
            <text:p>1.022.600</text:p>
          </table:table-cell>
          <table:table-cell office:value-type="percentage" office:value="0.93663558592390406" table:style-name="ce47">
            <text:p>93,7%</text:p>
          </table:table-cell>
          <table:table-cell office:value-type="float" office:value="1122208" table:style-name="ce46">
            <text:p>1.122.208</text:p>
          </table:table-cell>
          <table:table-cell office:value-type="percentage" office:value="0.85225269697096273" table:style-name="ce47">
            <text:p>85,2%</text:p>
          </table:table-cell>
          <table:table-cell office:value-type="float" office:value="766764" table:style-name="ce46">
            <text:p>766.764</text:p>
          </table:table-cell>
          <table:table-cell office:value-type="percentage" office:value="0.73398988371247076" table:style-name="ce47">
            <text:p>73,4%</text:p>
          </table:table-cell>
          <table:table-cell office:value-type="float" office:value="621797" table:style-name="ce46">
            <text:p>621.797</text:p>
          </table:table-cell>
          <table:table-cell office:value-type="percentage" office:value="0.74117422684713352" table:style-name="ce47">
            <text:p>74,1%</text:p>
          </table:table-cell>
          <table:table-cell office:value-type="float" office:value="517112" table:style-name="ce46">
            <text:p>517.112</text:p>
          </table:table-cell>
          <table:table-cell office:value-type="percentage" office:value="0.78808106485249163" table:style-name="ce47">
            <text:p>78,8%</text:p>
          </table:table-cell>
          <table:table-cell office:value-type="float" office:value="5925400" table:style-name="ce46">
            <text:p>5.925.400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627095842384499" table:style-name="ce47">
            <text:p>86,3%</text:p>
          </table:table-cell>
          <table:table-cell office:value-type="percentage" office:value="0.76157264867625762" table:style-name="ce47">
            <text:p>76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179" table:style-name="ce46">
            <text:p>297.179</text:p>
          </table:table-cell>
          <table:table-cell office:value-type="percentage" office:value="1" table:style-name="ce47">
            <text:p>100,0%</text:p>
          </table:table-cell>
          <table:table-cell office:value-type="float" office:value="434243" table:style-name="ce46">
            <text:p>434.243</text:p>
          </table:table-cell>
          <table:table-cell office:value-type="percentage" office:value="0.99173483883049907" table:style-name="ce47">
            <text:p>99,2%</text:p>
          </table:table-cell>
          <table:table-cell office:value-type="float" office:value="569544" table:style-name="ce46">
            <text:p>569.544</text:p>
          </table:table-cell>
          <table:table-cell office:value-type="percentage" office:value="0.98074141422490391" table:style-name="ce47">
            <text:p>98,1%</text:p>
          </table:table-cell>
          <table:table-cell office:value-type="float" office:value="714134" table:style-name="ce46">
            <text:p>714.134</text:p>
          </table:table-cell>
          <table:table-cell office:value-type="percentage" office:value="0.9492246794641741" table:style-name="ce47">
            <text:p>94,9%</text:p>
          </table:table-cell>
          <table:table-cell office:value-type="float" office:value="751179" table:style-name="ce46">
            <text:p>751.179</text:p>
          </table:table-cell>
          <table:table-cell office:value-type="percentage" office:value="0.8820920445097864" table:style-name="ce47">
            <text:p>88,2%</text:p>
          </table:table-cell>
          <table:table-cell office:value-type="float" office:value="506496" table:style-name="ce46">
            <text:p>506.496</text:p>
          </table:table-cell>
          <table:table-cell office:value-type="percentage" office:value="0.78071518082986135" table:style-name="ce47">
            <text:p>78,1%</text:p>
          </table:table-cell>
          <table:table-cell office:value-type="float" office:value="420666" table:style-name="ce46">
            <text:p>420.666</text:p>
          </table:table-cell>
          <table:table-cell office:value-type="percentage" office:value="0.81504516339033495" table:style-name="ce47">
            <text:p>81,5%</text:p>
          </table:table-cell>
          <table:table-cell office:value-type="float" office:value="363604" table:style-name="ce46">
            <text:p>363.604</text:p>
          </table:table-cell>
          <table:table-cell office:value-type="percentage" office:value="0.85648397879071259" table:style-name="ce47">
            <text:p>85,6%</text:p>
          </table:table-cell>
          <table:table-cell office:value-type="float" office:value="4057045" table:style-name="ce46">
            <text:p>4.057.045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388371599250428" table:style-name="ce47">
            <text:p>90,4%</text:p>
          </table:table-cell>
          <table:table-cell office:value-type="percentage" office:value="0.80220720206795926" table:style-name="ce47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247" table:style-name="ce46">
            <text:p>78.247</text:p>
          </table:table-cell>
          <table:table-cell office:value-type="percentage" office:value="1" table:style-name="ce47">
            <text:p>100,0%</text:p>
          </table:table-cell>
          <table:table-cell office:value-type="float" office:value="95904" table:style-name="ce46">
            <text:p>95.904</text:p>
          </table:table-cell>
          <table:table-cell office:value-type="percentage" office:value="1" table:style-name="ce47">
            <text:p>100,0%</text:p>
          </table:table-cell>
          <table:table-cell office:value-type="float" office:value="132790" table:style-name="ce46">
            <text:p>132.790</text:p>
          </table:table-cell>
          <table:table-cell office:value-type="percentage" office:value="1" table:style-name="ce47">
            <text:p>100,0%</text:p>
          </table:table-cell>
          <table:table-cell office:value-type="float" office:value="161380" table:style-name="ce46">
            <text:p>161.380</text:p>
          </table:table-cell>
          <table:table-cell office:value-type="percentage" office:value="0.95369232223903178" table:style-name="ce47">
            <text:p>95,4%</text:p>
          </table:table-cell>
          <table:table-cell office:value-type="float" office:value="146080" table:style-name="ce46">
            <text:p>146.080</text:p>
          </table:table-cell>
          <table:table-cell office:value-type="percentage" office:value="0.91589652275320699" table:style-name="ce47">
            <text:p>91,6%</text:p>
          </table:table-cell>
          <table:table-cell office:value-type="float" office:value="112725" table:style-name="ce46">
            <text:p>112.725</text:p>
          </table:table-cell>
          <table:table-cell office:value-type="percentage" office:value="0.84451486750724836" table:style-name="ce47">
            <text:p>84,5%</text:p>
          </table:table-cell>
          <table:table-cell office:value-type="float" office:value="92496" table:style-name="ce46">
            <text:p>92.496</text:p>
          </table:table-cell>
          <table:table-cell office:value-type="percentage" office:value="0.81623720437698555" table:style-name="ce47">
            <text:p>81,6%</text:p>
          </table:table-cell>
          <table:table-cell office:value-type="float" office:value="75293" table:style-name="ce46">
            <text:p>75.293</text:p>
          </table:table-cell>
          <table:table-cell office:value-type="percentage" office:value="0.88841297935103247" table:style-name="ce47">
            <text:p>88,8%</text:p>
          </table:table-cell>
          <table:table-cell office:value-type="float" office:value="894915" table:style-name="ce46">
            <text:p>894.915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861996125596137" table:style-name="ce47">
            <text:p>93,9%</text:p>
          </table:table-cell>
          <table:table-cell office:value-type="percentage" office:value="0.84109580286225305" table:style-name="ce47">
            <text:p>84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211" table:style-name="ce46">
            <text:p>242.211</text:p>
          </table:table-cell>
          <table:table-cell office:value-type="percentage" office:value="1" table:style-name="ce47">
            <text:p>100,0%</text:p>
          </table:table-cell>
          <table:table-cell office:value-type="float" office:value="291230" table:style-name="ce46">
            <text:p>291.230</text:p>
          </table:table-cell>
          <table:table-cell office:value-type="percentage" office:value="1" table:style-name="ce47">
            <text:p>100,0%</text:p>
          </table:table-cell>
          <table:table-cell office:value-type="float" office:value="345680" table:style-name="ce46">
            <text:p>345.680</text:p>
          </table:table-cell>
          <table:table-cell office:value-type="percentage" office:value="0.9964055838836412" table:style-name="ce47">
            <text:p>99,6%</text:p>
          </table:table-cell>
          <table:table-cell office:value-type="float" office:value="390470" table:style-name="ce46">
            <text:p>390.470</text:p>
          </table:table-cell>
          <table:table-cell office:value-type="percentage" office:value="0.96201178154618627" table:style-name="ce47">
            <text:p>96,2%</text:p>
          </table:table-cell>
          <table:table-cell office:value-type="float" office:value="407238" table:style-name="ce46">
            <text:p>407.238</text:p>
          </table:table-cell>
          <table:table-cell office:value-type="percentage" office:value="0.91881476735082501" table:style-name="ce47">
            <text:p>91,9%</text:p>
          </table:table-cell>
          <table:table-cell office:value-type="float" office:value="262534" table:style-name="ce46">
            <text:p>262.534</text:p>
          </table:table-cell>
          <table:table-cell office:value-type="percentage" office:value="0.81177336367684161" table:style-name="ce47">
            <text:p>81,2%</text:p>
          </table:table-cell>
          <table:table-cell office:value-type="float" office:value="197690" table:style-name="ce46">
            <text:p>197.690</text:p>
          </table:table-cell>
          <table:table-cell office:value-type="percentage" office:value="0.85587126213844433" table:style-name="ce47">
            <text:p>85,6%</text:p>
          </table:table-cell>
          <table:table-cell office:value-type="float" office:value="167157" table:style-name="ce46">
            <text:p>167.157</text:p>
          </table:table-cell>
          <table:table-cell office:value-type="percentage" office:value="0.92861388723771854" table:style-name="ce47">
            <text:p>92,9%</text:p>
          </table:table-cell>
          <table:table-cell office:value-type="float" office:value="2304210" table:style-name="ce46">
            <text:p>2.304.210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877075425229695" table:style-name="ce47">
            <text:p>93,9%</text:p>
          </table:table-cell>
          <table:table-cell office:value-type="percentage" office:value="0.85283655196739683" table:style-name="ce47">
            <text:p>85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359" table:style-name="ce46">
            <text:p>23.359</text:p>
          </table:table-cell>
          <table:table-cell office:value-type="percentage" office:value="1" table:style-name="ce47">
            <text:p>100,0%</text:p>
          </table:table-cell>
          <table:table-cell office:value-type="float" office:value="28658" table:style-name="ce46">
            <text:p>28.658</text:p>
          </table:table-cell>
          <table:table-cell office:value-type="percentage" office:value="1" table:style-name="ce47">
            <text:p>100,0%</text:p>
          </table:table-cell>
          <table:table-cell office:value-type="float" office:value="37998" table:style-name="ce46">
            <text:p>37.998</text:p>
          </table:table-cell>
          <table:table-cell office:value-type="percentage" office:value="1" table:style-name="ce47">
            <text:p>100,0%</text:p>
          </table:table-cell>
          <table:table-cell office:value-type="float" office:value="45308" table:style-name="ce46">
            <text:p>45.308</text:p>
          </table:table-cell>
          <table:table-cell office:value-type="percentage" office:value="0.95057066129573686" table:style-name="ce47">
            <text:p>95,1%</text:p>
          </table:table-cell>
          <table:table-cell office:value-type="float" office:value="47379" table:style-name="ce46">
            <text:p>47.379</text:p>
          </table:table-cell>
          <table:table-cell office:value-type="percentage" office:value="0.89483823446087596" table:style-name="ce47">
            <text:p>89,5%</text:p>
          </table:table-cell>
          <table:table-cell office:value-type="float" office:value="30722" table:style-name="ce46">
            <text:p>30.722</text:p>
          </table:table-cell>
          <table:table-cell office:value-type="percentage" office:value="0.78135252676822908" table:style-name="ce47">
            <text:p>78,1%</text:p>
          </table:table-cell>
          <table:table-cell office:value-type="float" office:value="23471" table:style-name="ce46">
            <text:p>23.471</text:p>
          </table:table-cell>
          <table:table-cell office:value-type="percentage" office:value="0.77060214065270205" table:style-name="ce47">
            <text:p>77,1%</text:p>
          </table:table-cell>
          <table:table-cell office:value-type="float" office:value="21231" table:style-name="ce46">
            <text:p>21.231</text:p>
          </table:table-cell>
          <table:table-cell office:value-type="percentage" office:value="0.83154472818423941" table:style-name="ce47">
            <text:p>83,2%</text:p>
          </table:table-cell>
          <table:table-cell office:value-type="float" office:value="258126" table:style-name="ce46">
            <text:p>258.126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0899038630841289" table:style-name="ce47">
            <text:p>90,9%</text:p>
          </table:table-cell>
          <table:table-cell office:value-type="percentage" office:value="0.80686059378457964" table:style-name="ce47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3715" table:style-name="ce46">
            <text:p>373.715</text:p>
          </table:table-cell>
          <table:table-cell office:value-type="percentage" office:value="1" table:style-name="ce47">
            <text:p>100,0%</text:p>
          </table:table-cell>
          <table:table-cell office:value-type="float" office:value="510601" table:style-name="ce46">
            <text:p>510.601</text:p>
          </table:table-cell>
          <table:table-cell office:value-type="percentage" office:value="0.97057487345104654" table:style-name="ce47">
            <text:p>97,1%</text:p>
          </table:table-cell>
          <table:table-cell office:value-type="float" office:value="687569" table:style-name="ce46">
            <text:p>687.569</text:p>
          </table:table-cell>
          <table:table-cell office:value-type="percentage" office:value="0.97760061877686355" table:style-name="ce47">
            <text:p>97,8%</text:p>
          </table:table-cell>
          <table:table-cell office:value-type="float" office:value="937859" table:style-name="ce46">
            <text:p>937.859</text:p>
          </table:table-cell>
          <table:table-cell office:value-type="percentage" office:value="0.96409887919505177" table:style-name="ce47">
            <text:p>96,4%</text:p>
          </table:table-cell>
          <table:table-cell office:value-type="float" office:value="1025361" table:style-name="ce46">
            <text:p>1.025.361</text:p>
          </table:table-cell>
          <table:table-cell office:value-type="percentage" office:value="0.8794052339209123" table:style-name="ce47">
            <text:p>87,9%</text:p>
          </table:table-cell>
          <table:table-cell office:value-type="float" office:value="736899" table:style-name="ce46">
            <text:p>736.899</text:p>
          </table:table-cell>
          <table:table-cell office:value-type="percentage" office:value="0.77597721241733708" table:style-name="ce47">
            <text:p>77,6%</text:p>
          </table:table-cell>
          <table:table-cell office:value-type="float" office:value="587223" table:style-name="ce46">
            <text:p>587.223</text:p>
          </table:table-cell>
          <table:table-cell office:value-type="percentage" office:value="0.79089935688070301" table:style-name="ce47">
            <text:p>79,1%</text:p>
          </table:table-cell>
          <table:table-cell office:value-type="float" office:value="445159" table:style-name="ce46">
            <text:p>445.159</text:p>
          </table:table-cell>
          <table:table-cell office:value-type="percentage" office:value="0.80420094590835023" table:style-name="ce47">
            <text:p>80,4%</text:p>
          </table:table-cell>
          <table:table-cell office:value-type="float" office:value="5304386" table:style-name="ce46">
            <text:p>5.304.386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873271832740961" table:style-name="ce47">
            <text:p>88,7%</text:p>
          </table:table-cell>
          <table:table-cell office:value-type="percentage" office:value="0.78237074122758365" table:style-name="ce47">
            <text:p>78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943" table:style-name="ce46">
            <text:p>73.943</text:p>
          </table:table-cell>
          <table:table-cell office:value-type="percentage" office:value="1" table:style-name="ce47">
            <text:p>100,0%</text:p>
          </table:table-cell>
          <table:table-cell office:value-type="float" office:value="103227" table:style-name="ce46">
            <text:p>103.227</text:p>
          </table:table-cell>
          <table:table-cell office:value-type="percentage" office:value="1" table:style-name="ce47">
            <text:p>100,0%</text:p>
          </table:table-cell>
          <table:table-cell office:value-type="float" office:value="148045" table:style-name="ce46">
            <text:p>148.045</text:p>
          </table:table-cell>
          <table:table-cell office:value-type="percentage" office:value="1" table:style-name="ce47">
            <text:p>100,0%</text:p>
          </table:table-cell>
          <table:table-cell office:value-type="float" office:value="207012" table:style-name="ce46">
            <text:p>207.012</text:p>
          </table:table-cell>
          <table:table-cell office:value-type="percentage" office:value="0.97072063623063365" table:style-name="ce47">
            <text:p>97,1%</text:p>
          </table:table-cell>
          <table:table-cell office:value-type="float" office:value="230632" table:style-name="ce46">
            <text:p>230.632</text:p>
          </table:table-cell>
          <table:table-cell office:value-type="percentage" office:value="0.90743910260193505" table:style-name="ce47">
            <text:p>90,7%</text:p>
          </table:table-cell>
          <table:table-cell office:value-type="float" office:value="165199" table:style-name="ce46">
            <text:p>165.199</text:p>
          </table:table-cell>
          <table:table-cell office:value-type="percentage" office:value="0.79041449165801447" table:style-name="ce47">
            <text:p>79,0%</text:p>
          </table:table-cell>
          <table:table-cell office:value-type="float" office:value="138511" table:style-name="ce46">
            <text:p>138.511</text:p>
          </table:table-cell>
          <table:table-cell office:value-type="percentage" office:value="0.80413705819516046" table:style-name="ce47">
            <text:p>80,4%</text:p>
          </table:table-cell>
          <table:table-cell office:value-type="float" office:value="117193" table:style-name="ce46">
            <text:p>117.193</text:p>
          </table:table-cell>
          <table:table-cell office:value-type="percentage" office:value="0.82591934824587365" table:style-name="ce47">
            <text:p>82,6%</text:p>
          </table:table-cell>
          <table:table-cell office:value-type="float" office:value="1183762" table:style-name="ce46">
            <text:p>1.183.762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0354062208761377" table:style-name="ce47">
            <text:p>90,4%</text:p>
          </table:table-cell>
          <table:table-cell office:value-type="percentage" office:value="0.78329939897475664" table:style-name="ce47">
            <text:p>78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498" table:style-name="ce46">
            <text:p>42.498</text:p>
          </table:table-cell>
          <table:table-cell office:value-type="percentage" office:value="1" table:style-name="ce47">
            <text:p>100,0%</text:p>
          </table:table-cell>
          <table:table-cell office:value-type="float" office:value="55883" table:style-name="ce46">
            <text:p>55.883</text:p>
          </table:table-cell>
          <table:table-cell office:value-type="percentage" office:value="1" table:style-name="ce47">
            <text:p>100,0%</text:p>
          </table:table-cell>
          <table:table-cell office:value-type="float" office:value="72159" table:style-name="ce46">
            <text:p>72.159</text:p>
          </table:table-cell>
          <table:table-cell office:value-type="percentage" office:value="0.97718162613076209" table:style-name="ce47">
            <text:p>97,7%</text:p>
          </table:table-cell>
          <table:table-cell office:value-type="float" office:value="91448" table:style-name="ce46">
            <text:p>91.448</text:p>
          </table:table-cell>
          <table:table-cell office:value-type="percentage" office:value="0.94574637516288496" table:style-name="ce47">
            <text:p>94,6%</text:p>
          </table:table-cell>
          <table:table-cell office:value-type="float" office:value="95055" table:style-name="ce46">
            <text:p>95.055</text:p>
          </table:table-cell>
          <table:table-cell office:value-type="percentage" office:value="0.88012259032240148" table:style-name="ce47">
            <text:p>88,0%</text:p>
          </table:table-cell>
          <table:table-cell office:value-type="float" office:value="63623" table:style-name="ce46">
            <text:p>63.623</text:p>
          </table:table-cell>
          <table:table-cell office:value-type="percentage" office:value="0.78217627026960579" table:style-name="ce47">
            <text:p>78,2%</text:p>
          </table:table-cell>
          <table:table-cell office:value-type="float" office:value="56311" table:style-name="ce46">
            <text:p>56.311</text:p>
          </table:table-cell>
          <table:table-cell office:value-type="percentage" office:value="0.82655922027977158" table:style-name="ce47">
            <text:p>82,7%</text:p>
          </table:table-cell>
          <table:table-cell office:value-type="float" office:value="48001" table:style-name="ce46">
            <text:p>48.001</text:p>
          </table:table-cell>
          <table:table-cell office:value-type="percentage" office:value="0.85126268000283745" table:style-name="ce47">
            <text:p>85,1%</text:p>
          </table:table-cell>
          <table:table-cell office:value-type="float" office:value="524978" table:style-name="ce46">
            <text:p>524.978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302638323637574" table:style-name="ce47">
            <text:p>90,3%</text:p>
          </table:table-cell>
          <table:table-cell office:value-type="percentage" office:value="0.79398121891055162" table:style-name="ce47">
            <text:p>79,4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146" table:style-name="ce46">
            <text:p>164.146</text:p>
          </table:table-cell>
          <table:table-cell office:value-type="percentage" office:value="1" table:style-name="ce47">
            <text:p>100,0%</text:p>
          </table:table-cell>
          <table:table-cell office:value-type="float" office:value="213681" table:style-name="ce46">
            <text:p>213.681</text:p>
          </table:table-cell>
          <table:table-cell office:value-type="percentage" office:value="1" table:style-name="ce47">
            <text:p>100,0%</text:p>
          </table:table-cell>
          <table:table-cell office:value-type="float" office:value="278337" table:style-name="ce46">
            <text:p>278.337</text:p>
          </table:table-cell>
          <table:table-cell office:value-type="percentage" office:value="0.99363841795808205" table:style-name="ce47">
            <text:p>99,4%</text:p>
          </table:table-cell>
          <table:table-cell office:value-type="float" office:value="323267" table:style-name="ce46">
            <text:p>323.267</text:p>
          </table:table-cell>
          <table:table-cell office:value-type="percentage" office:value="0.95084961629757303" table:style-name="ce47">
            <text:p>95,1%</text:p>
          </table:table-cell>
          <table:table-cell office:value-type="float" office:value="319380" table:style-name="ce46">
            <text:p>319.380</text:p>
          </table:table-cell>
          <table:table-cell office:value-type="percentage" office:value="0.88194116526248645" table:style-name="ce47">
            <text:p>88,2%</text:p>
          </table:table-cell>
          <table:table-cell office:value-type="float" office:value="200749" table:style-name="ce46">
            <text:p>200.749</text:p>
          </table:table-cell>
          <table:table-cell office:value-type="percentage" office:value="0.77050237388837928" table:style-name="ce47">
            <text:p>77,1%</text:p>
          </table:table-cell>
          <table:table-cell office:value-type="float" office:value="160158" table:style-name="ce46">
            <text:p>160.158</text:p>
          </table:table-cell>
          <table:table-cell office:value-type="percentage" office:value="0.79469469171454943" table:style-name="ce47">
            <text:p>79,5%</text:p>
          </table:table-cell>
          <table:table-cell office:value-type="float" office:value="142678" table:style-name="ce46">
            <text:p>142.678</text:p>
          </table:table-cell>
          <table:table-cell office:value-type="percentage" office:value="0.84622136816008919" table:style-name="ce47">
            <text:p>84,6%</text:p>
          </table:table-cell>
          <table:table-cell office:value-type="float" office:value="1802396" table:style-name="ce46">
            <text:p>1.802.396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0849182663009975" table:style-name="ce47">
            <text:p>90,8%</text:p>
          </table:table-cell>
          <table:table-cell office:value-type="percentage" office:value="0.81170581093301342" table:style-name="ce47">
            <text:p>81,2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97" table:style-name="ce46">
            <text:p>2.397</text:p>
          </table:table-cell>
          <table:table-cell office:value-type="percentage" office:value="0.92015355086372363" table:style-name="ce47">
            <text:p>92,0%</text:p>
          </table:table-cell>
          <table:table-cell office:value-type="float" office:value="3888" table:style-name="ce46">
            <text:p>3.888</text:p>
          </table:table-cell>
          <table:table-cell office:value-type="percentage" office:value="0.90041685965724871" table:style-name="ce47">
            <text:p>90,0%</text:p>
          </table:table-cell>
          <table:table-cell office:value-type="float" office:value="7644" table:style-name="ce46">
            <text:p>7.644</text:p>
          </table:table-cell>
          <table:table-cell office:value-type="percentage" office:value="0.97289041618938521" table:style-name="ce47">
            <text:p>97,3%</text:p>
          </table:table-cell>
          <table:table-cell office:value-type="float" office:value="10557" table:style-name="ce46">
            <text:p>10.557</text:p>
          </table:table-cell>
          <table:table-cell office:value-type="percentage" office:value="0.91355140186915884" table:style-name="ce47">
            <text:p>91,4%</text:p>
          </table:table-cell>
          <table:table-cell office:value-type="float" office:value="11092" table:style-name="ce46">
            <text:p>11.092</text:p>
          </table:table-cell>
          <table:table-cell office:value-type="percentage" office:value="0.87739281759215315" table:style-name="ce47">
            <text:p>87,7%</text:p>
          </table:table-cell>
          <table:table-cell office:value-type="float" office:value="9136" table:style-name="ce46">
            <text:p>9.136</text:p>
          </table:table-cell>
          <table:table-cell office:value-type="percentage" office:value="0.7681183790146292" table:style-name="ce47">
            <text:p>76,8%</text:p>
          </table:table-cell>
          <table:table-cell office:value-type="float" office:value="9028" table:style-name="ce46">
            <text:p>9.028</text:p>
          </table:table-cell>
          <table:table-cell office:value-type="percentage" office:value="0.82319686331722441" table:style-name="ce47">
            <text:p>82,3%</text:p>
          </table:table-cell>
          <table:table-cell office:value-type="float" office:value="8225" table:style-name="ce46">
            <text:p>8.225</text:p>
          </table:table-cell>
          <table:table-cell office:value-type="percentage" office:value="0.90127109357878588" table:style-name="ce47">
            <text:p>90,1%</text:p>
          </table:table-cell>
          <table:table-cell office:value-type="float" office:value="61967" table:style-name="ce46">
            <text:p>61.967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732051011061791" table:style-name="ce47">
            <text:p>87,3%</text:p>
          </table:table-cell>
          <table:table-cell office:value-type="percentage" office:value="0.73593263817961574" table:style-name="ce47">
            <text:p>73,6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09" table:style-name="ce46">
            <text:p>2.009</text:p>
          </table:table-cell>
          <table:table-cell office:value-type="percentage" office:value="0.85525755640698164" table:style-name="ce47">
            <text:p>85,5%</text:p>
          </table:table-cell>
          <table:table-cell office:value-type="float" office:value="3313" table:style-name="ce46">
            <text:p>3.313</text:p>
          </table:table-cell>
          <table:table-cell office:value-type="percentage" office:value="0.88393810032017073" table:style-name="ce47">
            <text:p>88,4%</text:p>
          </table:table-cell>
          <table:table-cell office:value-type="float" office:value="7151" table:style-name="ce46">
            <text:p>7.151</text:p>
          </table:table-cell>
          <table:table-cell office:value-type="percentage" office:value="0.91363229845406924" table:style-name="ce47">
            <text:p>91,4%</text:p>
          </table:table-cell>
          <table:table-cell office:value-type="float" office:value="9655" table:style-name="ce46">
            <text:p>9.655</text:p>
          </table:table-cell>
          <table:table-cell office:value-type="percentage" office:value="0.85450039826533319" table:style-name="ce47">
            <text:p>85,5%</text:p>
          </table:table-cell>
          <table:table-cell office:value-type="float" office:value="10008" table:style-name="ce46">
            <text:p>10.008</text:p>
          </table:table-cell>
          <table:table-cell office:value-type="percentage" office:value="0.83386102316280619" table:style-name="ce47">
            <text:p>83,4%</text:p>
          </table:table-cell>
          <table:table-cell office:value-type="float" office:value="8529" table:style-name="ce46">
            <text:p>8.529</text:p>
          </table:table-cell>
          <table:table-cell office:value-type="percentage" office:value="0.70295887249649713" table:style-name="ce47">
            <text:p>70,3%</text:p>
          </table:table-cell>
          <table:table-cell office:value-type="float" office:value="8517" table:style-name="ce46">
            <text:p>8.517</text:p>
          </table:table-cell>
          <table:table-cell office:value-type="percentage" office:value="0.71004585243851603" table:style-name="ce47">
            <text:p>71,0%</text:p>
          </table:table-cell>
          <table:table-cell office:value-type="float" office:value="7571" table:style-name="ce46">
            <text:p>7.571</text:p>
          </table:table-cell>
          <table:table-cell office:value-type="percentage" office:value="0.7907875496135367" table:style-name="ce47">
            <text:p>79,1%</text:p>
          </table:table-cell>
          <table:table-cell office:value-type="float" office:value="56753" table:style-name="ce46">
            <text:p>56.753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0016072863648535" table:style-name="ce47">
            <text:p>80,0%</text:p>
          </table:table-cell>
          <table:table-cell office:value-type="percentage" office:value="0.65176397629656857" table:style-name="ce47">
            <text:p>65,2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18" table:style-name="ce46">
            <text:p>18</text:p>
          </table:table-cell>
          <table:table-cell office:value-type="string" table:style-name="ce47">
            <text:p>-</text:p>
          </table:table-cell>
          <table:table-cell office:value-type="float" office:value="3531" table:style-name="ce46">
            <text:p>3.531</text:p>
          </table:table-cell>
          <table:table-cell office:value-type="string" table:style-name="ce47">
            <text:p>-</text:p>
          </table:table-cell>
          <table:table-cell office:value-type="float" office:value="9507" table:style-name="ce46">
            <text:p>9.507</text:p>
          </table:table-cell>
          <table:table-cell office:value-type="string" table:style-name="ce47">
            <text:p>-</text:p>
          </table:table-cell>
          <table:table-cell office:value-type="float" office:value="21991" table:style-name="ce46">
            <text:p>21.991</text:p>
          </table:table-cell>
          <table:table-cell office:value-type="string" table:style-name="ce47">
            <text:p>-</text:p>
          </table:table-cell>
          <table:table-cell office:value-type="float" office:value="31822" table:style-name="ce46">
            <text:p>31.822</text:p>
          </table:table-cell>
          <table:table-cell office:value-type="string" table:style-name="ce47">
            <text:p>-</text:p>
          </table:table-cell>
          <table:table-cell office:value-type="float" office:value="24554" table:style-name="ce46">
            <text:p>24.554</text:p>
          </table:table-cell>
          <table:table-cell office:value-type="string" table:style-name="ce47">
            <text:p>-</text:p>
          </table:table-cell>
          <table:table-cell office:value-type="float" office:value="1172" table:style-name="ce46">
            <text:p>1.172</text:p>
          </table:table-cell>
          <table:table-cell office:value-type="string" table:style-name="ce47">
            <text:p>-</text:p>
          </table:table-cell>
          <table:table-cell office:value-type="float" office:value="92627" table:style-name="ce46">
            <text:p>92.627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6" table:style-name="ce49">
            <text:p>26</text:p>
          </table:table-cell>
          <table:table-cell office:value-type="string" table:style-name="ce50">
            <text:p>-</text:p>
          </table:table-cell>
          <table:table-cell office:value-type="float" office:value="33" table:style-name="ce49">
            <text:p>33</text:p>
          </table:table-cell>
          <table:table-cell office:value-type="string" table:style-name="ce50">
            <text:p>-</text:p>
          </table:table-cell>
          <table:table-cell office:value-type="float" office:value="215" table:style-name="ce49">
            <text:p>215</text:p>
          </table:table-cell>
          <table:table-cell office:value-type="string" table:style-name="ce50">
            <text:p>-</text:p>
          </table:table-cell>
          <table:table-cell office:value-type="float" office:value="648" table:style-name="ce49">
            <text:p>648</text:p>
          </table:table-cell>
          <table:table-cell office:value-type="string" table:style-name="ce50">
            <text:p>-</text:p>
          </table:table-cell>
          <table:table-cell office:value-type="float" office:value="1236" table:style-name="ce49">
            <text:p>1.236</text:p>
          </table:table-cell>
          <table:table-cell office:value-type="string" table:style-name="ce50">
            <text:p>-</text:p>
          </table:table-cell>
          <table:table-cell office:value-type="float" office:value="1406" table:style-name="ce49">
            <text:p>1.406</text:p>
          </table:table-cell>
          <table:table-cell office:value-type="string" table:style-name="ce50">
            <text:p>-</text:p>
          </table:table-cell>
          <table:table-cell office:value-type="float" office:value="1190" table:style-name="ce49">
            <text:p>1.190</text:p>
          </table:table-cell>
          <table:table-cell office:value-type="string" table:style-name="ce50">
            <text:p>-</text:p>
          </table:table-cell>
          <table:table-cell office:value-type="float" office:value="169" table:style-name="ce49">
            <text:p>169</text:p>
          </table:table-cell>
          <table:table-cell office:value-type="string" table:style-name="ce50">
            <text:p>-</text:p>
          </table:table-cell>
          <table:table-cell office:value-type="float" office:value="4923" table:style-name="ce49">
            <text:p>4.923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8"/>
          <table:table-cell table:number-columns-repeated="16339" table:style-name="ce51"/>
        </table:table-row>
        <table:table-row table:style-name="ro8">
          <table:table-cell office:value-type="string" table:style-name="ce52">
            <text:p>Total España</text:p>
          </table:table-cell>
          <table:table-cell office:value-type="float" office:value="2936647" table:style-name="ce53">
            <text:p>2.936.647</text:p>
          </table:table-cell>
          <table:table-cell office:value-type="percentage" office:value="1" table:style-name="ce54">
            <text:p>100,0%</text:p>
          </table:table-cell>
          <table:table-cell office:value-type="float" office:value="3941201" table:style-name="ce53">
            <text:p>3.941.201</text:p>
          </table:table-cell>
          <table:table-cell office:value-type="percentage" office:value="0.99524146821563897" table:style-name="ce54">
            <text:p>99,5%</text:p>
          </table:table-cell>
          <table:table-cell office:value-type="float" office:value="5272359" table:style-name="ce53">
            <text:p>5.272.359</text:p>
          </table:table-cell>
          <table:table-cell office:value-type="percentage" office:value="0.98789073083571888" table:style-name="ce54">
            <text:p>98,8%</text:p>
          </table:table-cell>
          <table:table-cell office:value-type="float" office:value="6667276" table:style-name="ce53">
            <text:p>6.667.276</text:p>
          </table:table-cell>
          <table:table-cell office:value-type="percentage" office:value="0.94795761765519659" table:style-name="ce54">
            <text:p>94,8%</text:p>
          </table:table-cell>
          <table:table-cell office:value-type="float" office:value="6949145" table:style-name="ce53">
            <text:p>6.949.145</text:p>
          </table:table-cell>
          <table:table-cell office:value-type="percentage" office:value="0.8805596283809255" table:style-name="ce54">
            <text:p>88,1%</text:p>
          </table:table-cell>
          <table:table-cell office:value-type="float" office:value="4855657" table:style-name="ce53">
            <text:p>4.855.657</text:p>
          </table:table-cell>
          <table:table-cell office:value-type="percentage" office:value="0.77934878369826155" table:style-name="ce54">
            <text:p>77,9%</text:p>
          </table:table-cell>
          <table:table-cell office:value-type="float" office:value="3930256" table:style-name="ce53">
            <text:p>3.930.256</text:p>
          </table:table-cell>
          <table:table-cell office:value-type="percentage" office:value="0.79485179911985504" table:style-name="ce54">
            <text:p>79,5%</text:p>
          </table:table-cell>
          <table:table-cell office:value-type="float" office:value="3264094" table:style-name="ce53">
            <text:p>3.264.094</text:p>
          </table:table-cell>
          <table:table-cell office:value-type="percentage" office:value="0.83938224891390045" table:style-name="ce54">
            <text:p>83,9%</text:p>
          </table:table-cell>
          <table:table-cell office:value-type="float" office:value="37816635" table:style-name="ce53">
            <text:p>37.816.635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9783452814276754" table:style-name="ce54">
            <text:p>89,8%</text:p>
          </table:table-cell>
          <table:table-cell office:value-type="percentage" office:value="0.79696525632499937" table:style-name="ce54">
            <text:p>79,7%</text:p>
          </table:table-cell>
          <table:table-cell table:number-columns-repeated="16363" table:style-name="ce28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4"/>
          <table:covered-table-cell table:number-columns-repeated="6"/>
          <table:table-cell table:style-name="ce28"/>
          <table:table-cell table:style-name="ce55"/>
          <table:table-cell table:style-name="ce28"/>
          <table:table-cell table:style-name="ce55"/>
          <table:table-cell table:style-name="ce51"/>
          <table:table-cell table:style-name="ce55"/>
          <table:table-cell table:style-name="ce28"/>
          <table:table-cell table:style-name="ce55"/>
          <table:table-cell table:number-columns-repeated="2" table:style-name="ce28"/>
          <table:table-cell table:style-name="ce55"/>
          <table:table-cell table:number-columns-repeated="16366" table:style-name="ce28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8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8"/>
        <table:table-column table:style-name="co4" table:default-cell-style-name="ce55"/>
        <table:table-column table:style-name="co4" table:number-columns-repeated="2" table:default-cell-style-name="ce28"/>
        <table:table-column table:style-name="co4" table:default-cell-style-name="ce55"/>
        <table:table-column table:style-name="co4" table:number-columns-repeated="3" table:default-cell-style-name="ce28"/>
        <table:table-column table:style-name="co3" table:number-columns-repeated="20" table:default-cell-style-name="ce28"/>
        <table:table-column table:style-name="co4" table:number-columns-repeated="16343" table:default-cell-style-name="ce28"/>
        <table:table-row table:style-name="ro1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7457" table:style-name="ce43">
            <text:p>427.457</text:p>
          </table:table-cell>
          <table:table-cell office:value-type="percentage" office:value="1" table:style-name="ce44">
            <text:p>100,0%</text:p>
          </table:table-cell>
          <table:table-cell office:value-type="float" office:value="648562" table:style-name="ce43">
            <text:p>648.562</text:p>
          </table:table-cell>
          <table:table-cell office:value-type="percentage" office:value="0.99720317782961065" table:style-name="ce44">
            <text:p>99,7%</text:p>
          </table:table-cell>
          <table:table-cell office:value-type="float" office:value="916846" table:style-name="ce43">
            <text:p>916.846</text:p>
          </table:table-cell>
          <table:table-cell office:value-type="percentage" office:value="1.0007629779937062" table:style-name="ce44">
            <text:p>100,1%</text:p>
          </table:table-cell>
          <table:table-cell office:value-type="float" office:value="1198331" table:style-name="ce43">
            <text:p>1.198.331</text:p>
          </table:table-cell>
          <table:table-cell office:value-type="percentage" office:value="0.94728150757971608" table:style-name="ce44">
            <text:p>94,7%</text:p>
          </table:table-cell>
          <table:table-cell office:value-type="float" office:value="1225181" table:style-name="ce43">
            <text:p>1.225.181</text:p>
          </table:table-cell>
          <table:table-cell office:value-type="percentage" office:value="0.88453441377388431" table:style-name="ce44">
            <text:p>88,5%</text:p>
          </table:table-cell>
          <table:table-cell office:value-type="float" office:value="890041" table:style-name="ce43">
            <text:p>890.041</text:p>
          </table:table-cell>
          <table:table-cell office:value-type="percentage" office:value="0.7805891334719619" table:style-name="ce44">
            <text:p>78,1%</text:p>
          </table:table-cell>
          <table:table-cell office:value-type="float" office:value="715432" table:style-name="ce43">
            <text:p>715.432</text:p>
          </table:table-cell>
          <table:table-cell office:value-type="percentage" office:value="0.77038179249508976" table:style-name="ce44">
            <text:p>77,0%</text:p>
          </table:table-cell>
          <table:table-cell office:value-type="float" office:value="622646" table:style-name="ce43">
            <text:p>622.646</text:p>
          </table:table-cell>
          <table:table-cell office:value-type="percentage" office:value="0.82698925630921216" table:style-name="ce44">
            <text:p>82,7%</text:p>
          </table:table-cell>
          <table:table-cell office:value-type="float" office:value="6644496" table:style-name="ce43">
            <text:p>6.644.496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89164228275054602" table:style-name="ce44">
            <text:p>89,2%</text:p>
          </table:table-cell>
          <table:table-cell office:value-type="percentage" office:value="0.78499212762707293" table:style-name="ce44">
            <text:p>78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99861" table:style-name="ce46">
            <text:p>99.861</text:p>
          </table:table-cell>
          <table:table-cell office:value-type="percentage" office:value="1" table:style-name="ce47">
            <text:p>100,0%</text:p>
          </table:table-cell>
          <table:table-cell office:value-type="float" office:value="118416" table:style-name="ce46">
            <text:p>118.416</text:p>
          </table:table-cell>
          <table:table-cell office:value-type="percentage" office:value="0.99546887478458246" table:style-name="ce47">
            <text:p>99,5%</text:p>
          </table:table-cell>
          <table:table-cell office:value-type="float" office:value="152265" table:style-name="ce46">
            <text:p>152.265</text:p>
          </table:table-cell>
          <table:table-cell office:value-type="percentage" office:value="0.97376684338767128" table:style-name="ce47">
            <text:p>97,4%</text:p>
          </table:table-cell>
          <table:table-cell office:value-type="float" office:value="183484" table:style-name="ce46">
            <text:p>183.484</text:p>
          </table:table-cell>
          <table:table-cell office:value-type="percentage" office:value="0.92544359597712167" table:style-name="ce47">
            <text:p>92,5%</text:p>
          </table:table-cell>
          <table:table-cell office:value-type="float" office:value="184323" table:style-name="ce46">
            <text:p>184.323</text:p>
          </table:table-cell>
          <table:table-cell office:value-type="percentage" office:value="0.85754362784552185" table:style-name="ce47">
            <text:p>85,8%</text:p>
          </table:table-cell>
          <table:table-cell office:value-type="float" office:value="120588" table:style-name="ce46">
            <text:p>120.588</text:p>
          </table:table-cell>
          <table:table-cell office:value-type="percentage" office:value="0.73401263649976256" table:style-name="ce47">
            <text:p>73,4%</text:p>
          </table:table-cell>
          <table:table-cell office:value-type="float" office:value="98374" table:style-name="ce46">
            <text:p>98.374</text:p>
          </table:table-cell>
          <table:table-cell office:value-type="percentage" office:value="0.75439605524497511" table:style-name="ce47">
            <text:p>75,4%</text:p>
          </table:table-cell>
          <table:table-cell office:value-type="float" office:value="83426" table:style-name="ce46">
            <text:p>83.426</text:p>
          </table:table-cell>
          <table:table-cell office:value-type="percentage" office:value="0.80910492779485788" table:style-name="ce47">
            <text:p>80,9%</text:p>
          </table:table-cell>
          <table:table-cell office:value-type="float" office:value="1040737" table:style-name="ce46">
            <text:p>1.040.737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7815976927503558" table:style-name="ce47">
            <text:p>87,8%</text:p>
          </table:table-cell>
          <table:table-cell office:value-type="percentage" office:value="0.7828674934612917" table:style-name="ce47">
            <text:p>78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126" table:style-name="ce46">
            <text:p>88.126</text:p>
          </table:table-cell>
          <table:table-cell office:value-type="percentage" office:value="1" table:style-name="ce47">
            <text:p>100,0%</text:p>
          </table:table-cell>
          <table:table-cell office:value-type="float" office:value="113887" table:style-name="ce46">
            <text:p>113.887</text:p>
          </table:table-cell>
          <table:table-cell office:value-type="percentage" office:value="1" table:style-name="ce47">
            <text:p>100,0%</text:p>
          </table:table-cell>
          <table:table-cell office:value-type="float" office:value="147168" table:style-name="ce46">
            <text:p>147.168</text:p>
          </table:table-cell>
          <table:table-cell office:value-type="percentage" office:value="0.98340149146018763" table:style-name="ce47">
            <text:p>98,3%</text:p>
          </table:table-cell>
          <table:table-cell office:value-type="float" office:value="152180" table:style-name="ce46">
            <text:p>152.180</text:p>
          </table:table-cell>
          <table:table-cell office:value-type="percentage" office:value="0.93565741338497954" table:style-name="ce47">
            <text:p>93,6%</text:p>
          </table:table-cell>
          <table:table-cell office:value-type="float" office:value="149324" table:style-name="ce46">
            <text:p>149.324</text:p>
          </table:table-cell>
          <table:table-cell office:value-type="percentage" office:value="0.89419316977358332" table:style-name="ce47">
            <text:p>89,4%</text:p>
          </table:table-cell>
          <table:table-cell office:value-type="float" office:value="88723" table:style-name="ce46">
            <text:p>88.723</text:p>
          </table:table-cell>
          <table:table-cell office:value-type="percentage" office:value="0.77520510961022626" table:style-name="ce47">
            <text:p>77,5%</text:p>
          </table:table-cell>
          <table:table-cell office:value-type="float" office:value="64161" table:style-name="ce46">
            <text:p>64.161</text:p>
          </table:table-cell>
          <table:table-cell office:value-type="percentage" office:value="0.81102501548457229" table:style-name="ce47">
            <text:p>81,1%</text:p>
          </table:table-cell>
          <table:table-cell office:value-type="float" office:value="58656" table:style-name="ce46">
            <text:p>58.656</text:p>
          </table:table-cell>
          <table:table-cell office:value-type="percentage" office:value="0.91649999999999998" table:style-name="ce47">
            <text:p>91,7%</text:p>
          </table:table-cell>
          <table:table-cell office:value-type="float" office:value="862225" table:style-name="ce46">
            <text:p>862.225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322526278820505" table:style-name="ce47">
            <text:p>92,3%</text:p>
          </table:table-cell>
          <table:table-cell office:value-type="percentage" office:value="0.84632758268681096" table:style-name="ce47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0820" table:style-name="ce46">
            <text:p>50.820</text:p>
          </table:table-cell>
          <table:table-cell office:value-type="percentage" office:value="1" table:style-name="ce47">
            <text:p>100,0%</text:p>
          </table:table-cell>
          <table:table-cell office:value-type="float" office:value="78681" table:style-name="ce46">
            <text:p>78.681</text:p>
          </table:table-cell>
          <table:table-cell office:value-type="percentage" office:value="0.97720949873317109" table:style-name="ce47">
            <text:p>97,7%</text:p>
          </table:table-cell>
          <table:table-cell office:value-type="float" office:value="109034" table:style-name="ce46">
            <text:p>109.034</text:p>
          </table:table-cell>
          <table:table-cell office:value-type="percentage" office:value="0.93007822163079734" table:style-name="ce47">
            <text:p>93,0%</text:p>
          </table:table-cell>
          <table:table-cell office:value-type="float" office:value="147943" table:style-name="ce46">
            <text:p>147.943</text:p>
          </table:table-cell>
          <table:table-cell office:value-type="percentage" office:value="0.89231409494743574" table:style-name="ce47">
            <text:p>89,2%</text:p>
          </table:table-cell>
          <table:table-cell office:value-type="float" office:value="163588" table:style-name="ce46">
            <text:p>163.588</text:p>
          </table:table-cell>
          <table:table-cell office:value-type="percentage" office:value="0.79345400927381027" table:style-name="ce47">
            <text:p>79,3%</text:p>
          </table:table-cell>
          <table:table-cell office:value-type="float" office:value="119838" table:style-name="ce46">
            <text:p>119.838</text:p>
          </table:table-cell>
          <table:table-cell office:value-type="percentage" office:value="0.65777470401290983" table:style-name="ce47">
            <text:p>65,8%</text:p>
          </table:table-cell>
          <table:table-cell office:value-type="float" office:value="90933" table:style-name="ce46">
            <text:p>90.933</text:p>
          </table:table-cell>
          <table:table-cell office:value-type="percentage" office:value="0.65921184265850863" table:style-name="ce47">
            <text:p>65,9%</text:p>
          </table:table-cell>
          <table:table-cell office:value-type="float" office:value="70926" table:style-name="ce46">
            <text:p>70.926</text:p>
          </table:table-cell>
          <table:table-cell office:value-type="percentage" office:value="0.74283619606200246" table:style-name="ce47">
            <text:p>74,3%</text:p>
          </table:table-cell>
          <table:table-cell office:value-type="float" office:value="831763" table:style-name="ce46">
            <text:p>831.763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0373903119917822" table:style-name="ce47">
            <text:p>80,4%</text:p>
          </table:table-cell>
          <table:table-cell office:value-type="percentage" office:value="0.70997223320014713" table:style-name="ce47">
            <text:p>71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1755" table:style-name="ce46">
            <text:p>91.755</text:p>
          </table:table-cell>
          <table:table-cell office:value-type="percentage" office:value="1" table:style-name="ce47">
            <text:p>100,0%</text:p>
          </table:table-cell>
          <table:table-cell office:value-type="float" office:value="150027" table:style-name="ce46">
            <text:p>150.027</text:p>
          </table:table-cell>
          <table:table-cell office:value-type="percentage" office:value="0.97085374455610851" table:style-name="ce47">
            <text:p>97,1%</text:p>
          </table:table-cell>
          <table:table-cell office:value-type="float" office:value="220058" table:style-name="ce46">
            <text:p>220.058</text:p>
          </table:table-cell>
          <table:table-cell office:value-type="percentage" office:value="0.93605056743742876" table:style-name="ce47">
            <text:p>93,6%</text:p>
          </table:table-cell>
          <table:table-cell office:value-type="float" office:value="317205" table:style-name="ce46">
            <text:p>317.205</text:p>
          </table:table-cell>
          <table:table-cell office:value-type="percentage" office:value="0.90497614917606239" table:style-name="ce47">
            <text:p>90,5%</text:p>
          </table:table-cell>
          <table:table-cell office:value-type="float" office:value="311994" table:style-name="ce46">
            <text:p>311.994</text:p>
          </table:table-cell>
          <table:table-cell office:value-type="percentage" office:value="0.80426578401955018" table:style-name="ce47">
            <text:p>80,4%</text:p>
          </table:table-cell>
          <table:table-cell office:value-type="float" office:value="219098" table:style-name="ce46">
            <text:p>219.098</text:p>
          </table:table-cell>
          <table:table-cell office:value-type="percentage" office:value="0.7046447155988087" table:style-name="ce47">
            <text:p>70,5%</text:p>
          </table:table-cell>
          <table:table-cell office:value-type="float" office:value="174320" table:style-name="ce46">
            <text:p>174.320</text:p>
          </table:table-cell>
          <table:table-cell office:value-type="percentage" office:value="0.69243847021624805" table:style-name="ce47">
            <text:p>69,2%</text:p>
          </table:table-cell>
          <table:table-cell office:value-type="float" office:value="136696" table:style-name="ce46">
            <text:p>136.696</text:p>
          </table:table-cell>
          <table:table-cell office:value-type="percentage" office:value="0.76027964871493958" table:style-name="ce47">
            <text:p>76,0%</text:p>
          </table:table-cell>
          <table:table-cell office:value-type="float" office:value="1621153" table:style-name="ce46">
            <text:p>1.621.153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2679237892791313" table:style-name="ce47">
            <text:p>82,7%</text:p>
          </table:table-cell>
          <table:table-cell office:value-type="percentage" office:value="0.74503159996176382" table:style-name="ce47">
            <text:p>74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1838" table:style-name="ce46">
            <text:p>41.838</text:p>
          </table:table-cell>
          <table:table-cell office:value-type="percentage" office:value="1" table:style-name="ce47">
            <text:p>100,0%</text:p>
          </table:table-cell>
          <table:table-cell office:value-type="float" office:value="55673" table:style-name="ce46">
            <text:p>55.673</text:p>
          </table:table-cell>
          <table:table-cell office:value-type="percentage" office:value="1" table:style-name="ce47">
            <text:p>100,0%</text:p>
          </table:table-cell>
          <table:table-cell office:value-type="float" office:value="76144" table:style-name="ce46">
            <text:p>76.144</text:p>
          </table:table-cell>
          <table:table-cell office:value-type="percentage" office:value="0.98447217014674515" table:style-name="ce47">
            <text:p>98,4%</text:p>
          </table:table-cell>
          <table:table-cell office:value-type="float" office:value="83571" table:style-name="ce46">
            <text:p>83.571</text:p>
          </table:table-cell>
          <table:table-cell office:value-type="percentage" office:value="0.92893824196345209" table:style-name="ce47">
            <text:p>92,9%</text:p>
          </table:table-cell>
          <table:table-cell office:value-type="float" office:value="86756" table:style-name="ce46">
            <text:p>86.756</text:p>
          </table:table-cell>
          <table:table-cell office:value-type="percentage" office:value="0.88735693317922859" table:style-name="ce47">
            <text:p>88,7%</text:p>
          </table:table-cell>
          <table:table-cell office:value-type="float" office:value="53073" table:style-name="ce46">
            <text:p>53.073</text:p>
          </table:table-cell>
          <table:table-cell office:value-type="percentage" office:value="0.75309693073943207" table:style-name="ce47">
            <text:p>75,3%</text:p>
          </table:table-cell>
          <table:table-cell office:value-type="float" office:value="39189" table:style-name="ce46">
            <text:p>39.189</text:p>
          </table:table-cell>
          <table:table-cell office:value-type="percentage" office:value="0.7759429759429759" table:style-name="ce47">
            <text:p>77,6%</text:p>
          </table:table-cell>
          <table:table-cell office:value-type="float" office:value="36908" table:style-name="ce46">
            <text:p>36.908</text:p>
          </table:table-cell>
          <table:table-cell office:value-type="percentage" office:value="0.83952414530400565" table:style-name="ce47">
            <text:p>84,0%</text:p>
          </table:table-cell>
          <table:table-cell office:value-type="float" office:value="473152" table:style-name="ce46">
            <text:p>473.152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0274303746992623" table:style-name="ce47">
            <text:p>90,3%</text:p>
          </table:table-cell>
          <table:table-cell office:value-type="percentage" office:value="0.81171374409209052" table:style-name="ce47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6800" table:style-name="ce46">
            <text:p>226.800</text:p>
          </table:table-cell>
          <table:table-cell office:value-type="percentage" office:value="1" table:style-name="ce47">
            <text:p>100,0%</text:p>
          </table:table-cell>
          <table:table-cell office:value-type="float" office:value="248920" table:style-name="ce46">
            <text:p>248.920</text:p>
          </table:table-cell>
          <table:table-cell office:value-type="percentage" office:value="1" table:style-name="ce47">
            <text:p>100,0%</text:p>
          </table:table-cell>
          <table:table-cell office:value-type="float" office:value="317270" table:style-name="ce46">
            <text:p>317.270</text:p>
          </table:table-cell>
          <table:table-cell office:value-type="percentage" office:value="0.99590363336733889" table:style-name="ce47">
            <text:p>99,6%</text:p>
          </table:table-cell>
          <table:table-cell office:value-type="float" office:value="348082" table:style-name="ce46">
            <text:p>348.082</text:p>
          </table:table-cell>
          <table:table-cell office:value-type="percentage" office:value="0.91318160949695026" table:style-name="ce47">
            <text:p>91,3%</text:p>
          </table:table-cell>
          <table:table-cell office:value-type="float" office:value="314424" table:style-name="ce46">
            <text:p>314.424</text:p>
          </table:table-cell>
          <table:table-cell office:value-type="percentage" office:value="0.86545464554575358" table:style-name="ce47">
            <text:p>86,5%</text:p>
          </table:table-cell>
          <table:table-cell office:value-type="float" office:value="204026" table:style-name="ce46">
            <text:p>204.026</text:p>
          </table:table-cell>
          <table:table-cell office:value-type="percentage" office:value="0.76190796279076711" table:style-name="ce47">
            <text:p>76,2%</text:p>
          </table:table-cell>
          <table:table-cell office:value-type="float" office:value="162669" table:style-name="ce46">
            <text:p>162.669</text:p>
          </table:table-cell>
          <table:table-cell office:value-type="percentage" office:value="0.77092120603205594" table:style-name="ce47">
            <text:p>77,1%</text:p>
          </table:table-cell>
          <table:table-cell office:value-type="float" office:value="129681" table:style-name="ce46">
            <text:p>129.681</text:p>
          </table:table-cell>
          <table:table-cell office:value-type="percentage" office:value="0.78431977356025695" table:style-name="ce47">
            <text:p>78,4%</text:p>
          </table:table-cell>
          <table:table-cell office:value-type="float" office:value="1951872" table:style-name="ce46">
            <text:p>1.951.872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89689571938556778" table:style-name="ce47">
            <text:p>89,7%</text:p>
          </table:table-cell>
          <table:table-cell office:value-type="percentage" office:value="0.81500577472798652" table:style-name="ce47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6153" table:style-name="ce46">
            <text:p>136.153</text:p>
          </table:table-cell>
          <table:table-cell office:value-type="percentage" office:value="1" table:style-name="ce47">
            <text:p>100,0%</text:p>
          </table:table-cell>
          <table:table-cell office:value-type="float" office:value="157058" table:style-name="ce46">
            <text:p>157.058</text:p>
          </table:table-cell>
          <table:table-cell office:value-type="percentage" office:value="0.98715910019421627" table:style-name="ce47">
            <text:p>98,7%</text:p>
          </table:table-cell>
          <table:table-cell office:value-type="float" office:value="215364" table:style-name="ce46">
            <text:p>215.364</text:p>
          </table:table-cell>
          <table:table-cell office:value-type="percentage" office:value="0.98590027650107126" table:style-name="ce47">
            <text:p>98,6%</text:p>
          </table:table-cell>
          <table:table-cell office:value-type="float" office:value="276481" table:style-name="ce46">
            <text:p>276.481</text:p>
          </table:table-cell>
          <table:table-cell office:value-type="percentage" office:value="0.89918953551148373" table:style-name="ce47">
            <text:p>89,9%</text:p>
          </table:table-cell>
          <table:table-cell office:value-type="float" office:value="274635" table:style-name="ce46">
            <text:p>274.635</text:p>
          </table:table-cell>
          <table:table-cell office:value-type="percentage" office:value="0.83070431481677531" table:style-name="ce47">
            <text:p>83,1%</text:p>
          </table:table-cell>
          <table:table-cell office:value-type="float" office:value="192594" table:style-name="ce46">
            <text:p>192.594</text:p>
          </table:table-cell>
          <table:table-cell office:value-type="percentage" office:value="0.72430716695311415" table:style-name="ce47">
            <text:p>72,4%</text:p>
          </table:table-cell>
          <table:table-cell office:value-type="float" office:value="158299" table:style-name="ce46">
            <text:p>158.299</text:p>
          </table:table-cell>
          <table:table-cell office:value-type="percentage" office:value="0.72584587026397485" table:style-name="ce47">
            <text:p>72,6%</text:p>
          </table:table-cell>
          <table:table-cell office:value-type="float" office:value="136870" table:style-name="ce46">
            <text:p>136.870</text:p>
          </table:table-cell>
          <table:table-cell office:value-type="percentage" office:value="0.78673579656496451" table:style-name="ce47">
            <text:p>78,7%</text:p>
          </table:table-cell>
          <table:table-cell office:value-type="float" office:value="1547454" table:style-name="ce46">
            <text:p>1.547.454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5552172066979804" table:style-name="ce47">
            <text:p>85,6%</text:p>
          </table:table-cell>
          <table:table-cell office:value-type="percentage" office:value="0.75661945579475276" table:style-name="ce47">
            <text:p>75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2723" table:style-name="ce46">
            <text:p>452.723</text:p>
          </table:table-cell>
          <table:table-cell office:value-type="percentage" office:value="1" table:style-name="ce47">
            <text:p>100,0%</text:p>
          </table:table-cell>
          <table:table-cell office:value-type="float" office:value="613766" table:style-name="ce46">
            <text:p>613.766</text:p>
          </table:table-cell>
          <table:table-cell office:value-type="percentage" office:value="0.96611636853604321" table:style-name="ce47">
            <text:p>96,6%</text:p>
          </table:table-cell>
          <table:table-cell office:value-type="float" office:value="785626" table:style-name="ce46">
            <text:p>785.626</text:p>
          </table:table-cell>
          <table:table-cell office:value-type="percentage" office:value="0.93796681885040789" table:style-name="ce47">
            <text:p>93,8%</text:p>
          </table:table-cell>
          <table:table-cell office:value-type="float" office:value="1010525" table:style-name="ce46">
            <text:p>1.010.525</text:p>
          </table:table-cell>
          <table:table-cell office:value-type="percentage" office:value="0.92557566542710068" table:style-name="ce47">
            <text:p>92,6%</text:p>
          </table:table-cell>
          <table:table-cell office:value-type="float" office:value="1101744" table:style-name="ce46">
            <text:p>1.101.744</text:p>
          </table:table-cell>
          <table:table-cell office:value-type="percentage" office:value="0.83671146112982298" table:style-name="ce47">
            <text:p>83,7%</text:p>
          </table:table-cell>
          <table:table-cell office:value-type="float" office:value="733298" table:style-name="ce46">
            <text:p>733.298</text:p>
          </table:table-cell>
          <table:table-cell office:value-type="percentage" office:value="0.70195433503214466" table:style-name="ce47">
            <text:p>70,2%</text:p>
          </table:table-cell>
          <table:table-cell office:value-type="float" office:value="586683" table:style-name="ce46">
            <text:p>586.683</text:p>
          </table:table-cell>
          <table:table-cell office:value-type="percentage" office:value="0.69931877916644314" table:style-name="ce47">
            <text:p>69,9%</text:p>
          </table:table-cell>
          <table:table-cell office:value-type="float" office:value="488582" table:style-name="ce46">
            <text:p>488.582</text:p>
          </table:table-cell>
          <table:table-cell office:value-type="percentage" office:value="0.74460121371726062" table:style-name="ce47">
            <text:p>74,5%</text:p>
          </table:table-cell>
          <table:table-cell office:value-type="float" office:value="5772947" table:style-name="ce46">
            <text:p>5.772.947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4051316471472082" table:style-name="ce47">
            <text:p>84,1%</text:p>
          </table:table-cell>
          <table:table-cell office:value-type="percentage" office:value="0.74197835377487686" table:style-name="ce47">
            <text:p>74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032" table:style-name="ce46">
            <text:p>293.032</text:p>
          </table:table-cell>
          <table:table-cell office:value-type="percentage" office:value="1" table:style-name="ce47">
            <text:p>100,0%</text:p>
          </table:table-cell>
          <table:table-cell office:value-type="float" office:value="431439" table:style-name="ce46">
            <text:p>431.439</text:p>
          </table:table-cell>
          <table:table-cell office:value-type="percentage" office:value="0.98533099469695928" table:style-name="ce47">
            <text:p>98,5%</text:p>
          </table:table-cell>
          <table:table-cell office:value-type="float" office:value="563344" table:style-name="ce46">
            <text:p>563.344</text:p>
          </table:table-cell>
          <table:table-cell office:value-type="percentage" office:value="0.97006515959278694" table:style-name="ce47">
            <text:p>97,0%</text:p>
          </table:table-cell>
          <table:table-cell office:value-type="float" office:value="708178" table:style-name="ce46">
            <text:p>708.178</text:p>
          </table:table-cell>
          <table:table-cell office:value-type="percentage" office:value="0.94130798289057782" table:style-name="ce47">
            <text:p>94,1%</text:p>
          </table:table-cell>
          <table:table-cell office:value-type="float" office:value="741853" table:style-name="ce46">
            <text:p>741.853</text:p>
          </table:table-cell>
          <table:table-cell office:value-type="percentage" office:value="0.87114073941859205" table:style-name="ce47">
            <text:p>87,1%</text:p>
          </table:table-cell>
          <table:table-cell office:value-type="float" office:value="491904" table:style-name="ce46">
            <text:p>491.904</text:p>
          </table:table-cell>
          <table:table-cell office:value-type="percentage" office:value="0.75822300731088121" table:style-name="ce47">
            <text:p>75,8%</text:p>
          </table:table-cell>
          <table:table-cell office:value-type="float" office:value="403222" table:style-name="ce46">
            <text:p>403.222</text:p>
          </table:table-cell>
          <table:table-cell office:value-type="percentage" office:value="0.78124721482738713" table:style-name="ce47">
            <text:p>78,1%</text:p>
          </table:table-cell>
          <table:table-cell office:value-type="float" office:value="346928" table:style-name="ce46">
            <text:p>346.928</text:p>
          </table:table-cell>
          <table:table-cell office:value-type="percentage" office:value="0.81720298399881286" table:style-name="ce47">
            <text:p>81,7%</text:p>
          </table:table-cell>
          <table:table-cell office:value-type="float" office:value="3979900" table:style-name="ce46">
            <text:p>3.979.900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88669630267314459" table:style-name="ce47">
            <text:p>88,7%</text:p>
          </table:table-cell>
          <table:table-cell office:value-type="percentage" office:value="0.78695317491185601" table:style-name="ce47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344" table:style-name="ce46">
            <text:p>77.344</text:p>
          </table:table-cell>
          <table:table-cell office:value-type="percentage" office:value="1" table:style-name="ce47">
            <text:p>100,0%</text:p>
          </table:table-cell>
          <table:table-cell office:value-type="float" office:value="95376" table:style-name="ce46">
            <text:p>95.376</text:p>
          </table:table-cell>
          <table:table-cell office:value-type="percentage" office:value="1" table:style-name="ce47">
            <text:p>100,0%</text:p>
          </table:table-cell>
          <table:table-cell office:value-type="float" office:value="131493" table:style-name="ce46">
            <text:p>131.493</text:p>
          </table:table-cell>
          <table:table-cell office:value-type="percentage" office:value="1.0494505055986976" table:style-name="ce47">
            <text:p>104,9%</text:p>
          </table:table-cell>
          <table:table-cell office:value-type="float" office:value="160098" table:style-name="ce46">
            <text:p>160.098</text:p>
          </table:table-cell>
          <table:table-cell office:value-type="percentage" office:value="0.94611620650529504" table:style-name="ce47">
            <text:p>94,6%</text:p>
          </table:table-cell>
          <table:table-cell office:value-type="float" office:value="144100" table:style-name="ce46">
            <text:p>144.100</text:p>
          </table:table-cell>
          <table:table-cell office:value-type="percentage" office:value="0.90348226265564846" table:style-name="ce47">
            <text:p>90,3%</text:p>
          </table:table-cell>
          <table:table-cell office:value-type="float" office:value="109798" table:style-name="ce46">
            <text:p>109.798</text:p>
          </table:table-cell>
          <table:table-cell office:value-type="percentage" office:value="0.82258632444054869" table:style-name="ce47">
            <text:p>82,3%</text:p>
          </table:table-cell>
          <table:table-cell office:value-type="float" office:value="88707" table:style-name="ce46">
            <text:p>88.707</text:p>
          </table:table-cell>
          <table:table-cell office:value-type="percentage" office:value="0.78280091775503002" table:style-name="ce47">
            <text:p>78,3%</text:p>
          </table:table-cell>
          <table:table-cell office:value-type="float" office:value="72089" table:style-name="ce46">
            <text:p>72.089</text:p>
          </table:table-cell>
          <table:table-cell office:value-type="percentage" office:value="0.85060766961651912" table:style-name="ce47">
            <text:p>85,1%</text:p>
          </table:table-cell>
          <table:table-cell office:value-type="float" office:value="879005" table:style-name="ce46">
            <text:p>879.005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2193296463216767" table:style-name="ce47">
            <text:p>92,2%</text:p>
          </table:table-cell>
          <table:table-cell office:value-type="percentage" office:value="0.82614261264470334" table:style-name="ce47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0560" table:style-name="ce46">
            <text:p>240.560</text:p>
          </table:table-cell>
          <table:table-cell office:value-type="percentage" office:value="1" table:style-name="ce47">
            <text:p>100,0%</text:p>
          </table:table-cell>
          <table:table-cell office:value-type="float" office:value="289901" table:style-name="ce46">
            <text:p>289.901</text:p>
          </table:table-cell>
          <table:table-cell office:value-type="percentage" office:value="1" table:style-name="ce47">
            <text:p>100,0%</text:p>
          </table:table-cell>
          <table:table-cell office:value-type="float" office:value="344048" table:style-name="ce46">
            <text:p>344.048</text:p>
          </table:table-cell>
          <table:table-cell office:value-type="percentage" office:value="0.99170142421892793" table:style-name="ce47">
            <text:p>99,2%</text:p>
          </table:table-cell>
          <table:table-cell office:value-type="float" office:value="387966" table:style-name="ce46">
            <text:p>387.966</text:p>
          </table:table-cell>
          <table:table-cell office:value-type="percentage" office:value="0.95584260721527314" table:style-name="ce47">
            <text:p>95,6%</text:p>
          </table:table-cell>
          <table:table-cell office:value-type="float" office:value="403379" table:style-name="ce46">
            <text:p>403.379</text:p>
          </table:table-cell>
          <table:table-cell office:value-type="percentage" office:value="0.91010804993445704" table:style-name="ce47">
            <text:p>91,0%</text:p>
          </table:table-cell>
          <table:table-cell office:value-type="float" office:value="257343" table:style-name="ce46">
            <text:p>257.343</text:p>
          </table:table-cell>
          <table:table-cell office:value-type="percentage" office:value="0.79572243110869245" table:style-name="ce47">
            <text:p>79,6%</text:p>
          </table:table-cell>
          <table:table-cell office:value-type="float" office:value="191390" table:style-name="ce46">
            <text:p>191.390</text:p>
          </table:table-cell>
          <table:table-cell office:value-type="percentage" office:value="0.82859629146986113" table:style-name="ce47">
            <text:p>82,9%</text:p>
          </table:table-cell>
          <table:table-cell office:value-type="float" office:value="161574" table:style-name="ce46">
            <text:p>161.574</text:p>
          </table:table-cell>
          <table:table-cell office:value-type="percentage" office:value="0.89759842672784951" table:style-name="ce47">
            <text:p>89,8%</text:p>
          </table:table-cell>
          <table:table-cell office:value-type="float" office:value="2276161" table:style-name="ce46">
            <text:p>2.276.161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2734315829271741" table:style-name="ce47">
            <text:p>92,7%</text:p>
          </table:table-cell>
          <table:table-cell office:value-type="percentage" office:value="0.84245502752034829" table:style-name="ce47">
            <text:p>84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51" table:style-name="ce46">
            <text:p>23.151</text:p>
          </table:table-cell>
          <table:table-cell office:value-type="percentage" office:value="1" table:style-name="ce47">
            <text:p>100,0%</text:p>
          </table:table-cell>
          <table:table-cell office:value-type="float" office:value="28540" table:style-name="ce46">
            <text:p>28.540</text:p>
          </table:table-cell>
          <table:table-cell office:value-type="percentage" office:value="1" table:style-name="ce47">
            <text:p>100,0%</text:p>
          </table:table-cell>
          <table:table-cell office:value-type="float" office:value="37409" table:style-name="ce46">
            <text:p>37.409</text:p>
          </table:table-cell>
          <table:table-cell office:value-type="percentage" office:value="0.99180762500662811" table:style-name="ce47">
            <text:p>99,2%</text:p>
          </table:table-cell>
          <table:table-cell office:value-type="float" office:value="44685" table:style-name="ce46">
            <text:p>44.685</text:p>
          </table:table-cell>
          <table:table-cell office:value-type="percentage" office:value="0.9375" table:style-name="ce47">
            <text:p>93,8%</text:p>
          </table:table-cell>
          <table:table-cell office:value-type="float" office:value="46589" table:style-name="ce46">
            <text:p>46.589</text:p>
          </table:table-cell>
          <table:table-cell office:value-type="percentage" office:value="0.87991765350255913" table:style-name="ce47">
            <text:p>88,0%</text:p>
          </table:table-cell>
          <table:table-cell office:value-type="float" office:value="29802" table:style-name="ce46">
            <text:p>29.802</text:p>
          </table:table-cell>
          <table:table-cell office:value-type="percentage" office:value="0.75795416973982044" table:style-name="ce47">
            <text:p>75,8%</text:p>
          </table:table-cell>
          <table:table-cell office:value-type="float" office:value="22344" table:style-name="ce46">
            <text:p>22.344</text:p>
          </table:table-cell>
          <table:table-cell office:value-type="percentage" office:value="0.73360036771948256" table:style-name="ce47">
            <text:p>73,4%</text:p>
          </table:table-cell>
          <table:table-cell office:value-type="float" office:value="20025" table:style-name="ce46">
            <text:p>20.025</text:p>
          </table:table-cell>
          <table:table-cell office:value-type="percentage" office:value="0.78430988563371451" table:style-name="ce47">
            <text:p>78,4%</text:p>
          </table:table-cell>
          <table:table-cell office:value-type="float" office:value="252545" table:style-name="ce46">
            <text:p>252.545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88933690178539981" table:style-name="ce47">
            <text:p>88,9%</text:p>
          </table:table-cell>
          <table:table-cell office:value-type="percentage" office:value="0.78941528035659581" table:style-name="ce47">
            <text:p>78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0678" table:style-name="ce46">
            <text:p>370.678</text:p>
          </table:table-cell>
          <table:table-cell office:value-type="percentage" office:value="1" table:style-name="ce47">
            <text:p>100,0%</text:p>
          </table:table-cell>
          <table:table-cell office:value-type="float" office:value="508330" table:style-name="ce46">
            <text:p>508.330</text:p>
          </table:table-cell>
          <table:table-cell office:value-type="percentage" office:value="0.96625804771508572" table:style-name="ce47">
            <text:p>96,6%</text:p>
          </table:table-cell>
          <table:table-cell office:value-type="float" office:value="674753" table:style-name="ce46">
            <text:p>674.753</text:p>
          </table:table-cell>
          <table:table-cell office:value-type="percentage" office:value="0.95937855011139972" table:style-name="ce47">
            <text:p>95,9%</text:p>
          </table:table-cell>
          <table:table-cell office:value-type="float" office:value="929374" table:style-name="ce46">
            <text:p>929.374</text:p>
          </table:table-cell>
          <table:table-cell office:value-type="percentage" office:value="0.95537648170249689" table:style-name="ce47">
            <text:p>95,5%</text:p>
          </table:table-cell>
          <table:table-cell office:value-type="float" office:value="1003325" table:style-name="ce46">
            <text:p>1.003.325</text:p>
          </table:table-cell>
          <table:table-cell office:value-type="percentage" office:value="0.86050596455657991" table:style-name="ce47">
            <text:p>86,1%</text:p>
          </table:table-cell>
          <table:table-cell office:value-type="float" office:value="706415" table:style-name="ce46">
            <text:p>706.415</text:p>
          </table:table-cell>
          <table:table-cell office:value-type="percentage" office:value="0.74387662693231116" table:style-name="ce47">
            <text:p>74,4%</text:p>
          </table:table-cell>
          <table:table-cell office:value-type="float" office:value="554528" table:style-name="ce46">
            <text:p>554.528</text:p>
          </table:table-cell>
          <table:table-cell office:value-type="percentage" office:value="0.74686420418195898" table:style-name="ce47">
            <text:p>74,7%</text:p>
          </table:table-cell>
          <table:table-cell office:value-type="float" office:value="423047" table:style-name="ce46">
            <text:p>423.047</text:p>
          </table:table-cell>
          <table:table-cell office:value-type="percentage" office:value="0.76425456424264104" table:style-name="ce47">
            <text:p>76,4%</text:p>
          </table:table-cell>
          <table:table-cell office:value-type="float" office:value="5170450" table:style-name="ce46">
            <text:p>5.170.450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6492212949049141" table:style-name="ce47">
            <text:p>86,5%</text:p>
          </table:table-cell>
          <table:table-cell office:value-type="percentage" office:value="0.76261584262158899" table:style-name="ce47">
            <text:p>76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2834" table:style-name="ce46">
            <text:p>72.834</text:p>
          </table:table-cell>
          <table:table-cell office:value-type="percentage" office:value="1" table:style-name="ce47">
            <text:p>100,0%</text:p>
          </table:table-cell>
          <table:table-cell office:value-type="float" office:value="101160" table:style-name="ce46">
            <text:p>101.160</text:p>
          </table:table-cell>
          <table:table-cell office:value-type="percentage" office:value="0.9830999329439547" table:style-name="ce47">
            <text:p>98,3%</text:p>
          </table:table-cell>
          <table:table-cell office:value-type="float" office:value="145088" table:style-name="ce46">
            <text:p>145.088</text:p>
          </table:table-cell>
          <table:table-cell office:value-type="percentage" office:value="0.98760457153748238" table:style-name="ce47">
            <text:p>98,8%</text:p>
          </table:table-cell>
          <table:table-cell office:value-type="float" office:value="204082" table:style-name="ce46">
            <text:p>204.082</text:p>
          </table:table-cell>
          <table:table-cell office:value-type="percentage" office:value="0.95698128071425892" table:style-name="ce47">
            <text:p>95,7%</text:p>
          </table:table-cell>
          <table:table-cell office:value-type="float" office:value="224919" table:style-name="ce46">
            <text:p>224.919</text:p>
          </table:table-cell>
          <table:table-cell office:value-type="percentage" office:value="0.88496087064294904" table:style-name="ce47">
            <text:p>88,5%</text:p>
          </table:table-cell>
          <table:table-cell office:value-type="float" office:value="157783" table:style-name="ce46">
            <text:p>157.783</text:p>
          </table:table-cell>
          <table:table-cell office:value-type="percentage" office:value="0.75493174739118574" table:style-name="ce47">
            <text:p>75,5%</text:p>
          </table:table-cell>
          <table:table-cell office:value-type="float" office:value="129795" table:style-name="ce46">
            <text:p>129.795</text:p>
          </table:table-cell>
          <table:table-cell office:value-type="percentage" office:value="0.75353559983279927" table:style-name="ce47">
            <text:p>75,4%</text:p>
          </table:table-cell>
          <table:table-cell office:value-type="float" office:value="111287" table:style-name="ce46">
            <text:p>111.287</text:p>
          </table:table-cell>
          <table:table-cell office:value-type="percentage" office:value="0.78429672854384258" table:style-name="ce47">
            <text:p>78,4%</text:p>
          </table:table-cell>
          <table:table-cell office:value-type="float" office:value="1146948" table:style-name="ce46">
            <text:p>1.146.948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7544127064574162" table:style-name="ce47">
            <text:p>87,5%</text:p>
          </table:table-cell>
          <table:table-cell office:value-type="percentage" office:value="0.75893944817902514" table:style-name="ce47">
            <text:p>75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04" table:style-name="ce46">
            <text:p>42.104</text:p>
          </table:table-cell>
          <table:table-cell office:value-type="percentage" office:value="1" table:style-name="ce47">
            <text:p>100,0%</text:p>
          </table:table-cell>
          <table:table-cell office:value-type="float" office:value="55722" table:style-name="ce46">
            <text:p>55.722</text:p>
          </table:table-cell>
          <table:table-cell office:value-type="percentage" office:value="0.99874533983366787" table:style-name="ce47">
            <text:p>99,9%</text:p>
          </table:table-cell>
          <table:table-cell office:value-type="float" office:value="71477" table:style-name="ce46">
            <text:p>71.477</text:p>
          </table:table-cell>
          <table:table-cell office:value-type="percentage" office:value="0.9679459400899193" table:style-name="ce47">
            <text:p>96,8%</text:p>
          </table:table-cell>
          <table:table-cell office:value-type="float" office:value="90523" table:style-name="ce46">
            <text:p>90.523</text:p>
          </table:table-cell>
          <table:table-cell office:value-type="percentage" office:value="0.93618011458828887" table:style-name="ce47">
            <text:p>93,6%</text:p>
          </table:table-cell>
          <table:table-cell office:value-type="float" office:value="93606" table:style-name="ce46">
            <text:p>93.606</text:p>
          </table:table-cell>
          <table:table-cell office:value-type="percentage" office:value="0.86670617210792389" table:style-name="ce47">
            <text:p>86,7%</text:p>
          </table:table-cell>
          <table:table-cell office:value-type="float" office:value="61824" table:style-name="ce46">
            <text:p>61.824</text:p>
          </table:table-cell>
          <table:table-cell office:value-type="percentage" office:value="0.76005950258787081" table:style-name="ce47">
            <text:p>76,0%</text:p>
          </table:table-cell>
          <table:table-cell office:value-type="float" office:value="53942" table:style-name="ce46">
            <text:p>53.942</text:p>
          </table:table-cell>
          <table:table-cell office:value-type="percentage" office:value="0.79178592922042657" table:style-name="ce47">
            <text:p>79,2%</text:p>
          </table:table-cell>
          <table:table-cell office:value-type="float" office:value="46311" table:style-name="ce46">
            <text:p>46.311</text:p>
          </table:table-cell>
          <table:table-cell office:value-type="percentage" office:value="0.82129176420515004" table:style-name="ce47">
            <text:p>82,1%</text:p>
          </table:table-cell>
          <table:table-cell office:value-type="float" office:value="515509" table:style-name="ce46">
            <text:p>515.509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88673854484530945" table:style-name="ce47">
            <text:p>88,7%</text:p>
          </table:table-cell>
          <table:table-cell office:value-type="percentage" office:value="0.7796602222938096" table:style-name="ce47">
            <text:p>78,0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1839" table:style-name="ce46">
            <text:p>161.839</text:p>
          </table:table-cell>
          <table:table-cell office:value-type="percentage" office:value="1.0246217157328268" table:style-name="ce47">
            <text:p>102,5%</text:p>
          </table:table-cell>
          <table:table-cell office:value-type="float" office:value="212123" table:style-name="ce46">
            <text:p>212.123</text:p>
          </table:table-cell>
          <table:table-cell office:value-type="percentage" office:value="0.99550405714258894" table:style-name="ce47">
            <text:p>99,6%</text:p>
          </table:table-cell>
          <table:table-cell office:value-type="float" office:value="272908" table:style-name="ce46">
            <text:p>272.908</text:p>
          </table:table-cell>
          <table:table-cell office:value-type="percentage" office:value="0.97425736918952299" table:style-name="ce47">
            <text:p>97,4%</text:p>
          </table:table-cell>
          <table:table-cell office:value-type="float" office:value="319920" table:style-name="ce46">
            <text:p>319.920</text:p>
          </table:table-cell>
          <table:table-cell office:value-type="percentage" office:value="0.94100483267985779" table:style-name="ce47">
            <text:p>94,1%</text:p>
          </table:table-cell>
          <table:table-cell office:value-type="float" office:value="314604" table:style-name="ce46">
            <text:p>314.604</text:p>
          </table:table-cell>
          <table:table-cell office:value-type="percentage" office:value="0.86875264060441881" table:style-name="ce47">
            <text:p>86,9%</text:p>
          </table:table-cell>
          <table:table-cell office:value-type="float" office:value="194476" table:style-name="ce46">
            <text:p>194.476</text:p>
          </table:table-cell>
          <table:table-cell office:value-type="percentage" office:value="0.7464257339479472" table:style-name="ce47">
            <text:p>74,6%</text:p>
          </table:table-cell>
          <table:table-cell office:value-type="float" office:value="153627" table:style-name="ce46">
            <text:p>153.627</text:p>
          </table:table-cell>
          <table:table-cell office:value-type="percentage" office:value="0.76228824912917914" table:style-name="ce47">
            <text:p>76,2%</text:p>
          </table:table-cell>
          <table:table-cell office:value-type="float" office:value="138100" table:style-name="ce46">
            <text:p>138.100</text:p>
          </table:table-cell>
          <table:table-cell office:value-type="percentage" office:value="0.81906930951448942" table:style-name="ce47">
            <text:p>81,9%</text:p>
          </table:table-cell>
          <table:table-cell office:value-type="float" office:value="1767597" table:style-name="ce46">
            <text:p>1.767.597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89095150415107693" table:style-name="ce47">
            <text:p>89,1%</text:p>
          </table:table-cell>
          <table:table-cell office:value-type="percentage" office:value="0.79603414359983138" table:style-name="ce47">
            <text:p>79,6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5" table:style-name="ce46">
            <text:p>2.375</text:p>
          </table:table-cell>
          <table:table-cell office:value-type="percentage" office:value="0.91170825335892514" table:style-name="ce47">
            <text:p>91,2%</text:p>
          </table:table-cell>
          <table:table-cell office:value-type="float" office:value="3855" table:style-name="ce46">
            <text:p>3.855</text:p>
          </table:table-cell>
          <table:table-cell office:value-type="percentage" office:value="0.89277443260768874" table:style-name="ce47">
            <text:p>89,3%</text:p>
          </table:table-cell>
          <table:table-cell office:value-type="float" office:value="7493" table:style-name="ce46">
            <text:p>7.493</text:p>
          </table:table-cell>
          <table:table-cell office:value-type="percentage" office:value="0.95367188494336264" table:style-name="ce47">
            <text:p>95,4%</text:p>
          </table:table-cell>
          <table:table-cell office:value-type="float" office:value="10365" table:style-name="ce46">
            <text:p>10.365</text:p>
          </table:table-cell>
          <table:table-cell office:value-type="percentage" office:value="0.89693665628245067" table:style-name="ce47">
            <text:p>89,7%</text:p>
          </table:table-cell>
          <table:table-cell office:value-type="float" office:value="10770" table:style-name="ce46">
            <text:p>10.770</text:p>
          </table:table-cell>
          <table:table-cell office:value-type="percentage" office:value="0.85192216421452305" table:style-name="ce47">
            <text:p>85,2%</text:p>
          </table:table-cell>
          <table:table-cell office:value-type="float" office:value="8597" table:style-name="ce46">
            <text:p>8.597</text:p>
          </table:table-cell>
          <table:table-cell office:value-type="percentage" office:value="0.72280141247687912" table:style-name="ce47">
            <text:p>72,3%</text:p>
          </table:table-cell>
          <table:table-cell office:value-type="float" office:value="8129" table:style-name="ce46">
            <text:p>8.129</text:p>
          </table:table-cell>
          <table:table-cell office:value-type="percentage" office:value="0.7412236710130391" table:style-name="ce47">
            <text:p>74,1%</text:p>
          </table:table-cell>
          <table:table-cell office:value-type="float" office:value="6985" table:style-name="ce46">
            <text:p>6.985</text:p>
          </table:table-cell>
          <table:table-cell office:value-type="percentage" office:value="0.76539557308788075" table:style-name="ce47">
            <text:p>76,5%</text:p>
          </table:table-cell>
          <table:table-cell office:value-type="float" office:value="58569" table:style-name="ce46">
            <text:p>58.569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2532234199957721" table:style-name="ce47">
            <text:p>82,5%</text:p>
          </table:table-cell>
          <table:table-cell office:value-type="percentage" office:value="0.69557730220184799" table:style-name="ce47">
            <text:p>69,6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1961" table:style-name="ce46">
            <text:p>1.961</text:p>
          </table:table-cell>
          <table:table-cell office:value-type="percentage" office:value="0.8348233290762026" table:style-name="ce47">
            <text:p>83,5%</text:p>
          </table:table-cell>
          <table:table-cell office:value-type="float" office:value="3235" table:style-name="ce46">
            <text:p>3.235</text:p>
          </table:table-cell>
          <table:table-cell office:value-type="percentage" office:value="0.86312700106723583" table:style-name="ce47">
            <text:p>86,3%</text:p>
          </table:table-cell>
          <table:table-cell office:value-type="float" office:value="6976" table:style-name="ce46">
            <text:p>6.976</text:p>
          </table:table-cell>
          <table:table-cell office:value-type="percentage" office:value="0.89127379583493038" table:style-name="ce47">
            <text:p>89,1%</text:p>
          </table:table-cell>
          <table:table-cell office:value-type="float" office:value="9450" table:style-name="ce46">
            <text:p>9.450</text:p>
          </table:table-cell>
          <table:table-cell office:value-type="percentage" office:value="0.83635719975219047" table:style-name="ce47">
            <text:p>83,6%</text:p>
          </table:table-cell>
          <table:table-cell office:value-type="float" office:value="9761" table:style-name="ce46">
            <text:p>9.761</text:p>
          </table:table-cell>
          <table:table-cell office:value-type="percentage" office:value="0.81328111981336448" table:style-name="ce47">
            <text:p>81,3%</text:p>
          </table:table-cell>
          <table:table-cell office:value-type="float" office:value="8115" table:style-name="ce46">
            <text:p>8.115</text:p>
          </table:table-cell>
          <table:table-cell office:value-type="percentage" office:value="0.66883705596307585" table:style-name="ce47">
            <text:p>66,9%</text:p>
          </table:table-cell>
          <table:table-cell office:value-type="float" office:value="7713" table:style-name="ce46">
            <text:p>7.713</text:p>
          </table:table-cell>
          <table:table-cell office:value-type="percentage" office:value="0.64301792413505632" table:style-name="ce47">
            <text:p>64,3%</text:p>
          </table:table-cell>
          <table:table-cell office:value-type="float" office:value="6847" table:style-name="ce46">
            <text:p>6.847</text:p>
          </table:table-cell>
          <table:table-cell office:value-type="percentage" office:value="0.71516607478587846" table:style-name="ce47">
            <text:p>71,5%</text:p>
          </table:table-cell>
          <table:table-cell office:value-type="float" office:value="54058" table:style-name="ce46">
            <text:p>54.058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76216391501120873" table:style-name="ce47">
            <text:p>76,2%</text:p>
          </table:table-cell>
          <table:table-cell office:value-type="percentage" office:value="0.62081400156185407" table:style-name="ce47">
            <text:p>62,1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7" table:style-name="ce46">
            <text:p>17</text:p>
          </table:table-cell>
          <table:table-cell office:value-type="string" table:style-name="ce47">
            <text:p>-</text:p>
          </table:table-cell>
          <table:table-cell office:value-type="float" office:value="3397" table:style-name="ce46">
            <text:p>3.397</text:p>
          </table:table-cell>
          <table:table-cell office:value-type="string" table:style-name="ce47">
            <text:p>-</text:p>
          </table:table-cell>
          <table:table-cell office:value-type="float" office:value="8917" table:style-name="ce46">
            <text:p>8.917</text:p>
          </table:table-cell>
          <table:table-cell office:value-type="string" table:style-name="ce47">
            <text:p>-</text:p>
          </table:table-cell>
          <table:table-cell office:value-type="float" office:value="20646" table:style-name="ce46">
            <text:p>20.646</text:p>
          </table:table-cell>
          <table:table-cell office:value-type="string" table:style-name="ce47">
            <text:p>-</text:p>
          </table:table-cell>
          <table:table-cell office:value-type="float" office:value="29897" table:style-name="ce46">
            <text:p>29.897</text:p>
          </table:table-cell>
          <table:table-cell office:value-type="string" table:style-name="ce47">
            <text:p>-</text:p>
          </table:table-cell>
          <table:table-cell office:value-type="float" office:value="22561" table:style-name="ce46">
            <text:p>22.561</text:p>
          </table:table-cell>
          <table:table-cell office:value-type="string" table:style-name="ce47">
            <text:p>-</text:p>
          </table:table-cell>
          <table:table-cell office:value-type="float" office:value="1146" table:style-name="ce46">
            <text:p>1.146</text:p>
          </table:table-cell>
          <table:table-cell office:value-type="string" table:style-name="ce47">
            <text:p>-</text:p>
          </table:table-cell>
          <table:table-cell office:value-type="float" office:value="86604" table:style-name="ce46">
            <text:p>86.604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5" table:style-name="ce49">
            <text:p>25</text:p>
          </table:table-cell>
          <table:table-cell office:value-type="string" table:style-name="ce50">
            <text:p>-</text:p>
          </table:table-cell>
          <table:table-cell office:value-type="float" office:value="32" table:style-name="ce49">
            <text:p>32</text:p>
          </table:table-cell>
          <table:table-cell office:value-type="string" table:style-name="ce50">
            <text:p>-</text:p>
          </table:table-cell>
          <table:table-cell office:value-type="float" office:value="205" table:style-name="ce49">
            <text:p>205</text:p>
          </table:table-cell>
          <table:table-cell office:value-type="string" table:style-name="ce50">
            <text:p>-</text:p>
          </table:table-cell>
          <table:table-cell office:value-type="float" office:value="619" table:style-name="ce49">
            <text:p>619</text:p>
          </table:table-cell>
          <table:table-cell office:value-type="string" table:style-name="ce50">
            <text:p>-</text:p>
          </table:table-cell>
          <table:table-cell office:value-type="float" office:value="1165" table:style-name="ce49">
            <text:p>1.165</text:p>
          </table:table-cell>
          <table:table-cell office:value-type="string" table:style-name="ce50">
            <text:p>-</text:p>
          </table:table-cell>
          <table:table-cell office:value-type="float" office:value="1298" table:style-name="ce49">
            <text:p>1.298</text:p>
          </table:table-cell>
          <table:table-cell office:value-type="string" table:style-name="ce50">
            <text:p>-</text:p>
          </table:table-cell>
          <table:table-cell office:value-type="float" office:value="1106" table:style-name="ce49">
            <text:p>1.106</text:p>
          </table:table-cell>
          <table:table-cell office:value-type="string" table:style-name="ce50">
            <text:p>-</text:p>
          </table:table-cell>
          <table:table-cell office:value-type="float" office:value="148" table:style-name="ce49">
            <text:p>148</text:p>
          </table:table-cell>
          <table:table-cell office:value-type="string" table:style-name="ce50">
            <text:p>-</text:p>
          </table:table-cell>
          <table:table-cell office:value-type="float" office:value="4598" table:style-name="ce49">
            <text:p>4.598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8"/>
          <table:table-cell table:number-columns-repeated="16343" table:style-name="ce51"/>
        </table:table-row>
        <table:table-row table:style-name="ro8">
          <table:table-cell office:value-type="string" table:style-name="ce52">
            <text:p>Total España</text:p>
          </table:table-cell>
          <table:table-cell office:value-type="float" office:value="2901459" table:style-name="ce53">
            <text:p>2.901.459</text:p>
          </table:table-cell>
          <table:table-cell office:value-type="percentage" office:value="1" table:style-name="ce54">
            <text:p>100,0%</text:p>
          </table:table-cell>
          <table:table-cell office:value-type="float" office:value="3914720" table:style-name="ce53">
            <text:p>3.914.720</text:p>
          </table:table-cell>
          <table:table-cell office:value-type="percentage" office:value="0.98855442299266805" table:style-name="ce54">
            <text:p>98,9%</text:p>
          </table:table-cell>
          <table:table-cell office:value-type="float" office:value="5198366" table:style-name="ce53">
            <text:p>5.198.366</text:p>
          </table:table-cell>
          <table:table-cell office:value-type="percentage" office:value="0.97402653857439381" table:style-name="ce54">
            <text:p>97,4%</text:p>
          </table:table-cell>
          <table:table-cell office:value-type="float" office:value="6591979" table:style-name="ce53">
            <text:p>6.591.979</text:p>
          </table:table-cell>
          <table:table-cell office:value-type="percentage" office:value="0.93725184145265394" table:style-name="ce54">
            <text:p>93,7%</text:p>
          </table:table-cell>
          <table:table-cell office:value-type="float" office:value="6826686" table:style-name="ce53">
            <text:p>6.826.686</text:p>
          </table:table-cell>
          <table:table-cell office:value-type="percentage" office:value="0.86504225875748264" table:style-name="ce54">
            <text:p>86,5%</text:p>
          </table:table-cell>
          <table:table-cell office:value-type="float" office:value="4678531" table:style-name="ce53">
            <text:p>4.678.531</text:p>
          </table:table-cell>
          <table:table-cell office:value-type="percentage" office:value="0.75091948305751655" table:style-name="ce54">
            <text:p>75,1%</text:p>
          </table:table-cell>
          <table:table-cell office:value-type="float" office:value="3727124" table:style-name="ce53">
            <text:p>3.727.124</text:p>
          </table:table-cell>
          <table:table-cell office:value-type="percentage" office:value="0.7537705475019415" table:style-name="ce54">
            <text:p>75,4%</text:p>
          </table:table-cell>
          <table:table-cell office:value-type="float" office:value="3098878" table:style-name="ce53">
            <text:p>3.098.878</text:p>
          </table:table-cell>
          <table:table-cell office:value-type="percentage" office:value="0.79689591805561055" table:style-name="ce54">
            <text:p>79,7%</text:p>
          </table:table-cell>
          <table:table-cell office:value-type="float" office:value="36937743" table:style-name="ce53">
            <text:p>36.937.743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769680606712843" table:style-name="ce54">
            <text:p>87,7%</text:p>
          </table:table-cell>
          <table:table-cell office:value-type="percentage" office:value="0.77844307982616523" table:style-name="ce54">
            <text:p>77,8%</text:p>
          </table:table-cell>
          <table:table-cell table:number-columns-repeated="16363" table:style-name="ce28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4"/>
          <table:covered-table-cell table:number-columns-repeated="6"/>
          <table:table-cell table:style-name="ce28"/>
          <table:table-cell table:style-name="ce55"/>
          <table:table-cell table:style-name="ce28"/>
          <table:table-cell table:style-name="ce55"/>
          <table:table-cell table:style-name="ce51"/>
          <table:table-cell table:style-name="ce55"/>
          <table:table-cell table:style-name="ce28"/>
          <table:table-cell table:style-name="ce55"/>
          <table:table-cell table:number-columns-repeated="2" table:style-name="ce28"/>
          <table:table-cell table:style-name="ce55"/>
          <table:table-cell table:number-columns-repeated="16366" table:style-name="ce28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10-11T15:26:17Z</meta:creation-date>
    <dc:date>2021-10-11T15:26:59Z</dc:date>
  </office:meta>
</office:document-meta>
</file>